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329cm"/>
    </style:style>
    <style:style style:name="Tabelle9.D" style:family="table-column">
      <style:table-column-properties style:column-width="2.381cm"/>
    </style:style>
    <style:style style:name="Tabelle9.E" style:family="table-column">
      <style:table-column-properties style:column-width="4.39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9cm" style:rel-column-width="15005*"/>
    </style:style>
    <style:style style:name="Tabelle5.B" style:family="table-column">
      <style:table-column-properties style:column-width="3.757cm" style:rel-column-width="14495*"/>
    </style:style>
    <style:style style:name="Tabelle5.C" style:family="table-column">
      <style:table-column-properties style:column-width="3.043cm" style:rel-column-width="11739*"/>
    </style:style>
    <style:style style:name="Tabelle5.D" style:family="table-column">
      <style:table-column-properties style:column-width="2.884cm" style:rel-column-width="11126*"/>
    </style:style>
    <style:style style:name="Tabelle5.E" style:family="table-column">
      <style:table-column-properties style:column-width="3.413cm" style:rel-column-width="13170*"/>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1"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3"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4"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5"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6"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7"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8"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9"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2"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7" style:family="paragraph" style:parent-style-name="Haupttext">
      <style:text-properties fo:font-size="10pt" fo:font-weight="bold" style:font-size-asian="10pt" style:font-weight-asian="bold" style:font-size-complex="10pt" style:font-weight-complex="bold"/>
    </style:style>
    <style:style style:name="P4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2" style:family="paragraph" style:parent-style-name="Haupttext">
      <style:text-properties fo:language="en" fo:country="GB"/>
    </style:style>
    <style:style style:name="P53"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4" style:family="paragraph" style:parent-style-name="Table_20_Contents">
      <style:text-properties fo:font-size="10pt" style:font-name-asian="TimesNewRomanPSMT" style:font-size-asian="10pt" style:font-name-complex="TimesNewRomanPSMT" style:font-size-complex="10pt"/>
    </style:style>
    <style:style style:name="P55"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7" style:family="paragraph" style:parent-style-name="Table_20_Contents">
      <style:text-properties fo:font-size="10pt" style:font-name-asian="TimesNewRomanPS-BoldMT" style:font-size-asian="10pt" style:font-name-complex="TimesNewRomanPS-BoldMT" style:font-size-complex="10pt"/>
    </style:style>
    <style:style style:name="P58"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9"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60"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1"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2"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3"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Table_20_Contents">
      <style:text-properties fo:color="#0000ff" fo:font-size="10pt" style:font-name-asian="TimesNewRomanPSMT" style:font-size-asian="10pt" style:font-name-complex="TimesNewRomanPSMT" style:font-size-complex="10pt"/>
    </style:style>
    <style:style style:name="P65"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6"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7"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8"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9"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0"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1"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2"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3"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4"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5"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6"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7" style:family="paragraph" style:parent-style-name="Haupttext" style:list-style-name="L1"/>
    <style:style style:name="P78" style:family="paragraph" style:parent-style-name="Haupttext" style:list-style-name="L1">
      <style:text-properties fo:font-size="10pt" fo:language="en" fo:country="GB" style:font-size-asian="10pt" style:font-size-complex="10pt"/>
    </style:style>
    <style:style style:name="P79"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0"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1" style:family="paragraph" style:parent-style-name="Haupttext" style:list-style-name="L2">
      <style:text-properties fo:font-size="10pt" style:font-size-asian="10pt" style:font-size-complex="10pt"/>
    </style:style>
    <style:style style:name="P82"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3"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4"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ff0000"/>
    </style:style>
    <style:style style:name="T14" style:family="text">
      <style:text-properties fo:color="#ff0000" fo:font-size="10pt" fo:language="en" fo:country="GB" style:font-name-asian="TimesNewRomanPSMT" style:font-size-asian="10pt" style:font-name-complex="TimesNewRomanPSMT" style:font-size-complex="10pt"/>
    </style:style>
    <style:style style:name="T15" style:family="text">
      <style:text-properties fo:color="#ff0000" fo:language="en" fo:country="US" fo:font-style="normal" style:font-style-asian="normal" style:font-style-complex="normal"/>
    </style:style>
    <style:style style:name="T16" style:family="text">
      <style:text-properties fo:color="#ff0000" fo:font-style="normal" style:font-style-asian="normal" style:font-style-complex="normal"/>
    </style:style>
    <style:style style:name="T17" style:family="text">
      <style:text-properties fo:color="#ff00ff" fo:font-size="10pt" fo:language="en" fo:country="GB" style:font-name-asian="TimesNewRomanPSMT" style:font-size-asian="10pt" style:font-name-complex="TimesNewRomanPSMT" style:font-size-complex="10pt"/>
    </style:style>
    <style:style style:name="T18" style:family="text">
      <style:text-properties fo:color="#ff00ff" fo:language="en" fo:country="GB"/>
    </style:style>
    <style:style style:name="T19" style:family="text">
      <style:text-properties fo:color="#00ffff" fo:font-size="10pt" fo:language="en" fo:country="GB" style:font-name-asian="TimesNewRomanPSMT" style:font-size-asian="10pt" style:font-name-complex="TimesNewRomanPSMT" style:font-size-complex="10pt"/>
    </style:style>
    <style:style style:name="T20" style:family="text">
      <style:text-properties fo:color="#218a21" fo:font-size="10pt" fo:language="en" fo:country="GB" style:font-name-asian="TimesNewRomanPSMT" style:font-size-asian="10pt" style:font-name-complex="TimesNewRomanPSMT" style:font-size-complex="10pt"/>
    </style:style>
    <style:style style:name="T21" style:family="text">
      <style:text-properties fo:language="en" fo:country="GB"/>
    </style:style>
    <style:style style:name="T22" style:family="text">
      <style:text-properties style:font-name-asian="TimesNewRomanPSMT" style:font-name-complex="TimesNewRomanPSMT"/>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size="12pt" fo:font-weight="bold" style:font-size-asian="12pt" style:font-weight-asian="bold" style:font-size-complex="12pt" style:font-weight-complex="bold"/>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font-weight="bold" style:font-style-asian="normal" style:font-weight-asian="bold" style:font-style-complex="normal" style:font-weight-complex="bold"/>
    </style:style>
    <style:style style:name="T31" style:family="text">
      <style:text-properties style:use-window-font-color="true" fo:language="en" fo:country="US" fo:font-style="normal" style:font-name-asian="TimesNewRomanPS-BoldMT" style:font-style-asian="normal" style:font-name-complex="TimesNewRomanPS-BoldMT" style:font-style-complex="normal"/>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font-weight="bold" style:font-style-asian="normal" style:font-weight-asian="bold" style:font-style-complex="normal" style:font-weight-complex="bold"/>
    </style:style>
    <style:style style:name="T34"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5" style:family="text">
      <style:text-properties fo:font-weight="bold" style:font-weight-asian="bold" style:font-weight-complex="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color="#3333ff" fo:font-size="10pt" fo:language="en" fo:country="GB" style:font-name-asian="TimesNewRomanPSMT" style:font-size-asian="10pt" style:font-name-complex="TimesNewRomanPSMT" style:font-size-complex="10pt"/>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External Interface for Heinrichs Weikamp Dive-Computers with hwOS (OSTC3, OSTC cR and OSTC 2)</text:p>
      <text:p text:style-name="P71"/>
      <text:p text:style-name="P71">See http://www.heinrichsweikamp.com/?id=335</text:p>
      <text:p text:style-name="P72"/>
      <text:p text:style-name="P52">Date: 121216</text:p>
      <text:p text:style-name="Standard">Last Update: 150825</text:p>
      <text:p text:style-name="Haupttext"><text:span text:style-name="T21">Written by: Matthias Heinrichs (</text:span><text:span text:style-name="T21">info@heinrichsweikamp.com)</text:span></text:p>
      <text:p text:style-name="P16">Thanks to: Pascal Pelmont, Artur Wróblewski, Sven Knoch, Jef Driesen, JD Gascuel, Dirk Hohndel, Lars Oestreicher, Linus Torvalds</text:p>
      <text:p text:style-name="P16"/>
      <text:p text:style-name="P26">hwOS Computers with USB:</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26">hwOS Computers with Bluetooth:</text:p>
      <text:p text:style-name="P25">The uses Bluetooth chipset creates a virtual COM port, with Bluetooth 4.0 (LE) the device is compatible to “Stollman's Terminal IO Profile”. See http://www.stollmann.de/de/software/bluetooth-bluetooth-low-energy/terminal-io-profile.html</text:p>
      <text:p text:style-name="P26"/>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5503274260029420140" text:style-name="L1">
        <text:list-item>
          <text:p text:style-name="P82">A command echo is send for <text:span text:style-name="T23">every</text:span> command</text:p>
        </text:list-item>
        <text:list-item>
          <text:p text:style-name="P78">Wait for answers/error bytes before starting new command!</text:p>
        </text:list-item>
        <text:list-item>
          <text:p text:style-name="P78">Keep COM port open until all transfers are done.</text:p>
        </text:list-item>
        <text:list-item>
          <text:p text:style-name="P77"><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78">Right button will abort COM mode when in idle loop.</text:p>
        </text:list-item>
        <text:list-item>
          <text:p text:style-name="P78">OSTC sends a 0x4D if it's ready for a new command.</text:p>
        </text:list-item>
      </text:list>
      <text:p text:style-name="P53"/>
      <text:p text:style-name="P47">Starting the communications with the OSTC:</text:p>
      <text:list xml:id="list8412693768277379518" text:style-name="L2">
        <text:list-item>
          <text:p text:style-name="P81">[Open COM Port]</text:p>
        </text:list-item>
        <text:list-item>
          <text:p text:style-name="P81">Enter Download mode: 0xBB </text:p>
        </text:list-item>
        <text:list-item>
          <text:p text:style-name="P81">Answer from OSTC:</text:p>
        </text:list-item>
        <text:list-item>
          <text:p text:style-name="P81"><text:s/>0xBB (Command Echo)</text:p>
        </text:list-item>
        <text:list-item>
          <text:p text:style-name="P81"><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9">Type</text:p>
          </table:table-cell>
          <table:table-cell table:style-name="Tabelle1.A1" office:value-type="string">
            <text:p text:style-name="P59">Command</text:p>
          </table:table-cell>
          <table:table-cell table:style-name="Tabelle1.A1" office:value-type="string">
            <text:p text:style-name="P59">Input</text:p>
          </table:table-cell>
          <table:table-cell table:style-name="Tabelle1.A1" office:value-type="string">
            <text:p text:style-name="P59">Output (w/o command echo and Ready/Done byte)</text:p>
          </table:table-cell>
          <table:table-cell table:style-name="Tabelle1.E1" office:value-type="string">
            <text:p text:style-name="P59">Ready/Done.</text:p>
          </table:table-cell>
        </table:table-row>
        <table:table-row>
          <table:table-cell table:style-name="Tabelle1.A2" office:value-type="string">
            <text:p text:style-name="P57">Start communication</text:p>
          </table:table-cell>
          <table:table-cell table:style-name="Tabelle1.A2" office:value-type="string">
            <text:p text:style-name="P58">0xBB</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Send headers</text:p>
          </table:table-cell>
          <table:table-cell table:style-name="Tabelle1.A2" office:value-type="string">
            <text:p text:style-name="P58">0x61</text:p>
          </table:table-cell>
          <table:table-cell table:style-name="Tabelle1.A2" office:value-type="string">
            <text:p text:style-name="P58">N</text:p>
          </table:table-cell>
          <table:table-cell table:style-name="Tabelle1.A2" office:value-type="string">
            <text:p text:style-name="P58">Data (65536)</text:p>
          </table:table-cell>
          <table:table-cell table:style-name="Tabelle1.E2" office:value-type="string">
            <text:p text:style-name="P58">0x4D</text:p>
          </table:table-cell>
        </table:table-row>
        <table:table-row>
          <table:table-cell table:style-name="Tabelle1.A2" office:value-type="string">
            <text:p text:style-name="P57">Send compact headers</text:p>
          </table:table-cell>
          <table:table-cell table:style-name="Tabelle1.A2" office:value-type="string">
            <text:p text:style-name="P58">0x6D</text:p>
          </table:table-cell>
          <table:table-cell table:style-name="Tabelle1.A2" office:value-type="string">
            <text:p text:style-name="P58">N</text:p>
          </table:table-cell>
          <table:table-cell table:style-name="Tabelle1.A2" office:value-type="string">
            <text:p text:style-name="P58">Data (4096)</text:p>
          </table:table-cell>
          <table:table-cell table:style-name="Tabelle1.E2" office:value-type="string">
            <text:p text:style-name="P58">0x4D</text:p>
          </table:table-cell>
        </table:table-row>
        <table:table-row>
          <table:table-cell table:style-name="Tabelle1.A2" office:value-type="string">
            <text:p text:style-name="P57">Set clock &amp; date</text:p>
          </table:table-cell>
          <table:table-cell table:style-name="Tabelle1.A2" office:value-type="string">
            <text:p text:style-name="P58">0x62</text:p>
          </table:table-cell>
          <table:table-cell table:style-name="Tabelle1.A2" office:value-type="string">
            <text:p text:style-name="P58">Data (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Custom text</text:p>
          </table:table-cell>
          <table:table-cell table:style-name="Tabelle1.A2" office:value-type="string">
            <text:p text:style-name="P58">0x63</text:p>
          </table:table-cell>
          <table:table-cell table:style-name="Tabelle1.A2" office:value-type="string">
            <text:p text:style-name="P58">Data (60)</text:p>
          </table:table-cell>
          <table:table-cell table:style-name="Tabelle1.A2" office:value-type="string">
            <text:p text:style-name="P58">N</text:p>
          </table:table-cell>
          <table:table-cell table:style-name="Tabelle1.E2" office:value-type="string">
            <text:p text:style-name="P58">0x4D</text:p>
          </table:table-cell>
        </table:table-row>
        <text:soft-page-break/>
        <table:table-row>
          <table:table-cell table:style-name="Tabelle1.A2" office:value-type="string">
            <text:p text:style-name="P57">Get dive profile</text:p>
          </table:table-cell>
          <table:table-cell table:style-name="Tabelle1.A2" office:value-type="string">
            <text:p text:style-name="P58">0x66</text:p>
          </table:table-cell>
          <table:table-cell table:style-name="Tabelle1.A2" office:value-type="string">
            <text:p text:style-name="P58">Data (1)</text:p>
          </table:table-cell>
          <table:table-cell table:style-name="Tabelle1.A2" office:value-type="string">
            <text:p text:style-name="P58">(Data n)</text:p>
          </table:table-cell>
          <table:table-cell table:style-name="Tabelle1.E2" office:value-type="string">
            <text:p text:style-name="P58">0x4D</text:p>
          </table:table-cell>
        </table:table-row>
        <table:table-row>
          <table:table-cell table:style-name="Tabelle1.A2" office:value-type="string">
            <text:p text:style-name="P57">Version/Identity</text:p>
          </table:table-cell>
          <table:table-cell table:style-name="Tabelle1.A2" office:value-type="string">
            <text:p text:style-name="P58">0x69</text:p>
          </table:table-cell>
          <table:table-cell table:style-name="Tabelle1.A2" office:value-type="string">
            <text:p text:style-name="P58">N</text:p>
          </table:table-cell>
          <table:table-cell table:style-name="Tabelle1.A2" office:value-type="string">
            <text:p text:style-name="P58">Data (64)</text:p>
          </table:table-cell>
          <table:table-cell table:style-name="Tabelle1.E2" office:value-type="string">
            <text:p text:style-name="P58">0x4D</text:p>
          </table:table-cell>
        </table:table-row>
        <table:table-row>
          <table:table-cell table:style-name="Tabelle1.A2" office:value-type="string">
            <text:p text:style-name="P57">Display text</text:p>
          </table:table-cell>
          <table:table-cell table:style-name="Tabelle1.A2" office:value-type="string">
            <text:p text:style-name="P58">0x6E</text:p>
          </table:table-cell>
          <table:table-cell table:style-name="Tabelle1.A2" office:value-type="string">
            <text:p text:style-name="P58">Data (1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hardware descriptor</text:p>
          </table:table-cell>
          <table:table-cell table:style-name="Tabelle1.A2" office:value-type="string">
            <text:p text:style-name="P58">0x6A</text:p>
          </table:table-cell>
          <table:table-cell table:style-name="Tabelle1.A2" office:value-type="string">
            <text:p text:style-name="P58">N</text:p>
          </table:table-cell>
          <table:table-cell table:style-name="Tabelle1.A2" office:value-type="string">
            <text:p text:style-name="P58">Data (1)</text:p>
          </table:table-cell>
          <table:table-cell table:style-name="Tabelle1.E2" office:value-type="string">
            <text:p text:style-name="P58">0x4D</text:p>
          </table:table-cell>
        </table:table-row>
        <table:table-row>
          <table:table-cell table:style-name="Tabelle1.A2" office:value-type="string">
            <text:p text:style-name="P57">Reset all settings</text:p>
          </table:table-cell>
          <table:table-cell table:style-name="Tabelle1.A2" office:value-type="string">
            <text:p text:style-name="P58">0x78</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Write setting</text:p>
          </table:table-cell>
          <table:table-cell table:style-name="Tabelle1.A2" office:value-type="string">
            <text:p text:style-name="P58">0x77</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Read setting</text:p>
          </table:table-cell>
          <table:table-cell table:style-name="Tabelle1.A2" office:value-type="string">
            <text:p text:style-name="P58">0x72</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Exit communication</text:p>
          </table:table-cell>
          <table:table-cell table:style-name="Tabelle1.A2" office:value-type="string">
            <text:p text:style-name="P58">0xFF</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N</text:p>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
      <text:p text:style-name="P2"/>
      <text:p text:style-name="P43">command 0x61 („a“): download all 256 dive headers from the OSTC</text:p>
      <text:p text:style-name="P41">Output OSTC:</text:p>
      <text:list xml:id="list34370328" text:continue-numbering="true" text:style-name="L2">
        <text:list-item>
          <text:p text:style-name="P79"><text:s/>0x61 (Command Echo)</text:p>
        </text:list-item>
      </text:list>
      <text:p text:style-name="P3"/>
      <text:p text:style-name="P40"><text:span text:style-name="Police_20_par_20_défaut"><text:span text:style-name="T2">The complete TOC (Table of Contents) memory block will be send, no matter how many dives are stored. One TOC entry is the header of one dive stored in the OSTC's memory. </text:span></text:span></text:p>
      <text:p text:style-name="P40"><text:span text:style-name="Police_20_par_20_défaut"><text:span text:style-name="T14">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3">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0">Byte Number</text:p>
            </table:table-cell>
            <table:table-cell table:style-name="Tabelle2.A1" office:value-type="string">
              <text:p text:style-name="P60">Length</text:p>
            </table:table-cell>
            <table:table-cell table:style-name="Tabelle2.C1" office:value-type="string">
              <text:p text:style-name="P60">Description</text:p>
            </table:table-cell>
            <table:table-cell table:style-name="Tabelle2.A1" office:value-type="string">
              <text:p text:style-name="P60">Data</text:p>
            </table:table-cell>
            <table:table-cell table:style-name="Tabelle2.E1" office:value-type="string">
              <text:p text:style-name="P60">Comment</text:p>
            </table:table-cell>
          </table:table-row>
        </table:table-header-rows>
        <table:table-row>
          <table:table-cell table:style-name="Tabelle2.A2" office:value-type="float" office:value="0">
            <text:p text:style-name="P55">0</text:p>
          </table:table-cell>
          <table:table-cell table:style-name="Tabelle2.A2" office:value-type="float" office:value="2">
            <text:p text:style-name="P55">2</text:p>
          </table:table-cell>
          <table:table-cell table:style-name="Tabelle2.C2" office:value-type="string">
            <text:p text:style-name="P54">Dive Header start</text:p>
          </table:table-cell>
          <table:table-cell table:style-name="Tabelle2.C2" office:value-type="string">
            <text:p text:style-name="P54">0xFA, 0xFA</text:p>
          </table:table-cell>
          <table:table-cell table:style-name="Tabelle2.E2" office:value-type="string">
            <text:p text:style-name="P54">For internal use</text:p>
          </table:table-cell>
        </table:table-row>
        <table:table-row>
          <table:table-cell table:style-name="Tabelle2.A2" office:value-type="float" office:value="2">
            <text:p text:style-name="P55">2</text:p>
          </table:table-cell>
          <table:table-cell table:style-name="Tabelle2.A2" office:value-type="float" office:value="3">
            <text:p text:style-name="P55">3</text:p>
          </table:table-cell>
          <table:table-cell table:style-name="Tabelle2.C2" office:value-type="string">
            <text:p text:style-name="P41">Internal pointer to the begin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5">
            <text:p text:style-name="P55">5</text:p>
          </table:table-cell>
          <table:table-cell table:style-name="Tabelle2.A2" office:value-type="float" office:value="3">
            <text:p text:style-name="P55">3</text:p>
          </table:table-cell>
          <table:table-cell table:style-name="Tabelle2.C2" office:value-type="string">
            <text:p text:style-name="P41">Internal pointer to the end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8">
            <text:p text:style-name="P55">8</text:p>
          </table:table-cell>
          <table:table-cell table:style-name="Tabelle2.A2" office:value-type="float" office:value="1">
            <text:p text:style-name="P55">1</text:p>
          </table:table-cell>
          <table:table-cell table:style-name="Tabelle2.C2" office:value-type="string">
            <text:p text:style-name="P41">Logbook-Profile version</text:p>
          </table:table-cell>
          <table:table-cell table:style-name="Tabelle2.C2" office:value-type="string">
            <text:p text:style-name="P54">8bit Version</text:p>
          </table:table-cell>
          <table:table-cell table:style-name="Tabelle2.E2" office:value-type="string">
            <text:p text:style-name="P54">Currently only 0x23</text:p>
          </table:table-cell>
        </table:table-row>
        <table:table-row>
          <table:table-cell table:style-name="Tabelle2.A2" office:value-type="float" office:value="9">
            <text:p text:style-name="P55">9</text:p>
          </table:table-cell>
          <table:table-cell table:style-name="Tabelle2.A2" office:value-type="float" office:value="3">
            <text:p text:style-name="P55">3</text:p>
          </table:table-cell>
          <table:table-cell table:style-name="Tabelle2.C2" office:value-type="string">
            <text:p text:style-name="P41">Length of profile data for this dive</text:p>
          </table:table-cell>
          <table:table-cell table:style-name="Tabelle2.C2" office:value-type="string">
            <text:p text:style-name="P54">24bit Length</text:p>
          </table:table-cell>
          <table:table-cell table:style-name="Tabelle2.E2" office:value-type="string">
            <text:p text:style-name="P54">Useful for parsing profile</text:p>
          </table:table-cell>
        </table:table-row>
        <table:table-row>
          <table:table-cell table:style-name="Tabelle2.A2" office:value-type="float" office:value="12">
            <text:p text:style-name="P55">12</text:p>
          </table:table-cell>
          <table:table-cell table:style-name="Tabelle2.A2" office:value-type="float" office:value="3">
            <text:p text:style-name="P55">3</text:p>
          </table:table-cell>
          <table:table-cell table:style-name="Tabelle2.C2" office:value-type="string">
            <text:p text:style-name="P41">Date of Dive (YYMMDD)</text:p>
          </table:table-cell>
          <table:table-cell table:style-name="Tabelle2.C2" office:value-type="string">
            <text:p text:style-name="P54">3Byte Date</text:p>
          </table:table-cell>
          <table:table-cell table:style-name="Tabelle2.E2" office:value-type="string">
            <text:p text:style-name="P54">Year is 20xx</text:p>
          </table:table-cell>
        </table:table-row>
        <table:table-row>
          <table:table-cell table:style-name="Tabelle2.A2" office:value-type="float" office:value="15">
            <text:p text:style-name="P55">15</text:p>
          </table:table-cell>
          <table:table-cell table:style-name="Tabelle2.A2" office:value-type="float" office:value="2">
            <text:p text:style-name="P55">2</text:p>
          </table:table-cell>
          <table:table-cell table:style-name="Tabelle2.C2" office:value-type="string">
            <text:p text:style-name="P41">Time at end of Dive (HHMM)</text:p>
          </table:table-cell>
          <table:table-cell table:style-name="Tabelle2.C2" office:value-type="string">
            <text:p text:style-name="P54">2Byte Time</text:p>
          </table:table-cell>
          <table:table-cell table:style-name="Tabelle2.E2" office:value-type="string">
            <text:p text:style-name="P54"/>
          </table:table-cell>
        </table:table-row>
        <table:table-row>
          <table:table-cell table:style-name="Tabelle2.A2" office:value-type="float" office:value="17">
            <text:p text:style-name="P55">17</text:p>
          </table:table-cell>
          <table:table-cell table:style-name="Tabelle2.A2" office:value-type="float" office:value="2">
            <text:p text:style-name="P55">2</text:p>
          </table:table-cell>
          <table:table-cell table:style-name="Tabelle2.C2" office:value-type="string">
            <text:p text:style-name="P41">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2.C2" office:value-type="string">
            <text:p text:style-name="P54">16bit Depth</text:p>
          </table:table-cell>
          <table:table-cell table:style-name="Tabelle2.E2" office:value-type="string">
            <text:p text:style-name="P54">See Note 1</text:p>
          </table:table-cell>
        </table:table-row>
        <table:table-row>
          <table:table-cell table:style-name="Tabelle2.A2" office:value-type="float" office:value="19">
            <text:p text:style-name="P55">19</text:p>
          </table:table-cell>
          <table:table-cell table:style-name="Tabelle2.A2" office:value-type="float" office:value="3">
            <text:p text:style-name="P55">3</text:p>
          </table:table-cell>
          <table:table-cell table:style-name="Tabelle2.C2" office:value-type="string">
            <text:p text:style-name="P41">Divetime (MMMMSS)</text:p>
          </table:table-cell>
          <table:table-cell table:style-name="Tabelle2.C2" office:value-type="string">
            <text:p text:style-name="P54">24bit Divetime</text:p>
          </table:table-cell>
          <table:table-cell table:style-name="Tabelle2.E2" office:value-type="string">
            <text:p text:style-name="P54">2Bytes Min, 1Byte Sec.</text:p>
          </table:table-cell>
        </table:table-row>
        <table:table-row>
          <table:table-cell table:style-name="Tabelle2.A2" office:value-type="float" office:value="22">
            <text:p text:style-name="P55">22</text:p>
          </table:table-cell>
          <table:table-cell table:style-name="Tabelle2.A2" office:value-type="float" office:value="2">
            <text:p text:style-name="P55">2</text:p>
          </table:table-cell>
          <table:table-cell table:style-name="Tabelle2.C2" office:value-type="string">
            <text:p text:style-name="P41">Min. Water temperature in 0.1°C</text:p>
          </table:table-cell>
          <table:table-cell table:style-name="Tabelle2.C2" office:value-type="string">
            <text:p text:style-name="P54">16bit Temp</text:p>
          </table:table-cell>
          <table:table-cell table:style-name="Tabelle2.E2" office:value-type="string">
            <text:p text:style-name="P54">Signed 16Bit</text:p>
          </table:table-cell>
        </table:table-row>
        <table:table-row>
          <table:table-cell table:style-name="Tabelle2.A2" office:value-type="float" office:value="24">
            <text:p text:style-name="P55">24</text:p>
          </table:table-cell>
          <table:table-cell table:style-name="Tabelle2.A2" office:value-type="float" office:value="2">
            <text:p text:style-name="P55">2</text:p>
          </table:table-cell>
          <table:table-cell table:style-name="Tabelle2.C2" office:value-type="string">
            <text:p text:style-name="P41">Surface air pressure before dive in mbar</text:p>
          </table:table-cell>
          <table:table-cell table:style-name="Tabelle2.C2" office:value-type="string">
            <text:p text:style-name="P54">16bit Pressure</text:p>
          </table:table-cell>
          <table:table-cell table:style-name="Tabelle2.E2" office:value-type="string">
            <text:p text:style-name="P54">30min before dive</text:p>
          </table:table-cell>
        </table:table-row>
        <table:table-row>
          <table:table-cell table:style-name="Tabelle2.A2" office:value-type="float" office:value="26">
            <text:p text:style-name="P55">26</text:p>
          </table:table-cell>
          <table:table-cell table:style-name="Tabelle2.A2" office:value-type="float" office:value="2">
            <text:p text:style-name="P55">2</text:p>
          </table:table-cell>
          <table:table-cell table:style-name="Tabelle2.C2" office:value-type="string">
            <text:p text:style-name="P41">Desaturation time after the dive in minutes</text:p>
          </table:table-cell>
          <table:table-cell table:style-name="Tabelle2.C2" office:value-type="string">
            <text:p text:style-name="P54">16bit Minutes</text:p>
          </table:table-cell>
          <table:table-cell table:style-name="Tabelle2.E2" office:value-type="string">
            <text:p text:style-name="P54"/>
          </table:table-cell>
        </table:table-row>
        <table:table-row>
          <table:table-cell table:style-name="Tabelle2.A2" office:value-type="float" office:value="28">
            <text:p text:style-name="P55">28</text:p>
          </table:table-cell>
          <table:table-cell table:style-name="Tabelle2.A2" office:value-type="float" office:value="4">
            <text:p text:style-name="P55">4</text:p>
          </table:table-cell>
          <table:table-cell table:style-name="Tabelle2.C2" office:value-type="string">
            <text:p text:style-name="P41">Gas/Dil 1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2">
            <text:p text:style-name="P55">32</text:p>
          </table:table-cell>
          <table:table-cell table:style-name="Tabelle2.A2" office:value-type="float" office:value="4">
            <text:p text:style-name="P55">4</text:p>
          </table:table-cell>
          <table:table-cell table:style-name="Tabelle2.C2" office:value-type="string">
            <text:p text:style-name="P41">Gas/Dil 2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ext:soft-page-break/>
        <table:table-row>
          <table:table-cell table:style-name="Tabelle2.A2" office:value-type="float" office:value="36">
            <text:p text:style-name="P55">36</text:p>
          </table:table-cell>
          <table:table-cell table:style-name="Tabelle2.A2" office:value-type="float" office:value="4">
            <text:p text:style-name="P55">4</text:p>
          </table:table-cell>
          <table:table-cell table:style-name="Tabelle2.C2" office:value-type="string">
            <text:p text:style-name="P41">Gas/Dil 3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0">
            <text:p text:style-name="P55">40</text:p>
          </table:table-cell>
          <table:table-cell table:style-name="Tabelle2.A2" office:value-type="float" office:value="4">
            <text:p text:style-name="P55">4</text:p>
          </table:table-cell>
          <table:table-cell table:style-name="Tabelle2.C2" office:value-type="string">
            <text:p text:style-name="P41">Gas/Dil 4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4">
            <text:p text:style-name="P55">44</text:p>
          </table:table-cell>
          <table:table-cell table:style-name="Tabelle2.A2" office:value-type="float" office:value="4">
            <text:p text:style-name="P55">4</text:p>
          </table:table-cell>
          <table:table-cell table:style-name="Tabelle2.C2" office:value-type="string">
            <text:p text:style-name="P41">Gas/Dil 5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8">
            <text:p text:style-name="P55">48</text:p>
          </table:table-cell>
          <table:table-cell table:style-name="Tabelle2.A2" office:value-type="float" office:value="2">
            <text:p text:style-name="P55">2</text:p>
          </table:table-cell>
          <table:table-cell table:style-name="Tabelle2.C2" office:value-type="string">
            <text:p text:style-name="P41">Firmware Version xx.yy</text:p>
          </table:table-cell>
          <table:table-cell table:style-name="Tabelle2.C2" office:value-type="string">
            <text:p text:style-name="P54">2Byte Version</text:p>
          </table:table-cell>
          <table:table-cell table:style-name="Tabelle2.E2" office:value-type="string">
            <text:p text:style-name="P54"/>
          </table:table-cell>
        </table:table-row>
        <table:table-row>
          <table:table-cell table:style-name="Tabelle2.A2" office:value-type="float" office:value="50">
            <text:p text:style-name="P55">50</text:p>
          </table:table-cell>
          <table:table-cell table:style-name="Tabelle2.A2" office:value-type="float" office:value="2">
            <text:p text:style-name="P55">2</text:p>
          </table:table-cell>
          <table:table-cell table:style-name="Tabelle2.C2" office:value-type="string">
            <text:p text:style-name="P41">Battery voltage in mV after the dive</text:p>
          </table:table-cell>
          <table:table-cell table:style-name="Tabelle2.C2" office:value-type="string">
            <text:p text:style-name="P54">16bit Voltage</text:p>
          </table:table-cell>
          <table:table-cell table:style-name="Tabelle2.E2" office:value-type="string">
            <text:p text:style-name="P54"/>
          </table:table-cell>
        </table:table-row>
        <table:table-row>
          <table:table-cell table:style-name="Tabelle2.A2" office:value-type="float" office:value="52">
            <text:p text:style-name="P55">52</text:p>
          </table:table-cell>
          <table:table-cell table:style-name="Tabelle2.A2" office:value-type="float" office:value="1">
            <text:p text:style-name="P55">1</text:p>
          </table:table-cell>
          <table:table-cell table:style-name="Tabelle2.C2" office:value-type="string">
            <text:p text:style-name="P41">Sampling rate in Seconds</text:p>
          </table:table-cell>
          <table:table-cell table:style-name="Tabelle2.C2" office:value-type="string">
            <text:p text:style-name="P54">1Byte</text:p>
          </table:table-cell>
          <table:table-cell table:style-name="Tabelle2.E2" office:value-type="string">
            <text:p text:style-name="P54">Also stored in profile section</text:p>
          </table:table-cell>
        </table:table-row>
        <table:table-row>
          <table:table-cell table:style-name="Tabelle2.A2" office:value-type="float" office:value="53">
            <text:p text:style-name="P55">53</text:p>
          </table:table-cell>
          <table:table-cell table:style-name="Tabelle2.A2" office:value-type="float" office:value="2">
            <text:p text:style-name="P55">2</text:p>
          </table:table-cell>
          <table:table-cell table:style-name="Tabelle2.C2" office:value-type="string">
            <text:p text:style-name="P41">CNS at beginning of dive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55">
            <text:p text:style-name="P55">55</text:p>
          </table:table-cell>
          <table:table-cell table:style-name="Tabelle2.A2" office:value-type="float" office:value="1">
            <text:p text:style-name="P55">1</text:p>
          </table:table-cell>
          <table:table-cell table:style-name="Tabelle2.C2" office:value-type="string">
            <text:p text:style-name="P41">GF at beginning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6">
            <text:p text:style-name="P55">56</text:p>
          </table:table-cell>
          <table:table-cell table:style-name="Tabelle2.A2" office:value-type="float" office:value="1">
            <text:p text:style-name="P55">1</text:p>
          </table:table-cell>
          <table:table-cell table:style-name="Tabelle2.C2" office:value-type="string">
            <text:p text:style-name="P41">GF at end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7">
            <text:p text:style-name="P55">57</text:p>
          </table:table-cell>
          <table:table-cell table:style-name="Tabelle2.A2" office:value-type="float" office:value="2">
            <text:p text:style-name="P55">2</text:p>
          </table:table-cell>
          <table:table-cell table:style-name="Tabelle2.C2" office:value-type="string">
            <text:p text:style-name="P41">Configured logbook offset in the OSTC</text:p>
          </table:table-cell>
          <table:table-cell table:style-name="Tabelle2.C2" office:value-type="string">
            <text:p text:style-name="P54">16Bit Offset</text:p>
          </table:table-cell>
          <table:table-cell table:style-name="Tabelle2.E2" office:value-type="string">
            <text:p text:style-name="P54"/>
          </table:table-cell>
        </table:table-row>
        <table:table-row>
          <table:table-cell table:style-name="Tabelle2.A2" office:value-type="float" office:value="59">
            <text:p text:style-name="P55">59</text:p>
          </table:table-cell>
          <table:table-cell table:style-name="Tabelle2.A2" office:value-type="float" office:value="1">
            <text:p text:style-name="P55">1</text:p>
          </table:table-cell>
          <table:table-cell table:style-name="Tabelle2.C2" office:value-type="string">
            <text:p text:style-name="P41">Unused</text:p>
          </table:table-cell>
          <table:table-cell table:style-name="Tabelle2.C2" office:value-type="string">
            <text:p text:style-name="P54">1Byte</text:p>
          </table:table-cell>
          <table:table-cell table:style-name="Tabelle2.E2" office:value-type="string">
            <text:p text:style-name="P54">Ignore</text:p>
          </table:table-cell>
        </table:table-row>
        <table:table-row>
          <table:table-cell table:style-name="Tabelle2.A2" office:value-type="float" office:value="60">
            <text:p text:style-name="P55">60</text:p>
          </table:table-cell>
          <table:table-cell table:style-name="Tabelle2.A2" office:value-type="float" office:value="2">
            <text:p text:style-name="P55">2</text:p>
          </table:table-cell>
          <table:table-cell table:style-name="Tabelle2.C2" office:value-type="string">
            <text:p text:style-name="P41">Setpoint 1 (Setpoint in cbar, Change depth in m)</text:p>
          </table:table-cell>
          <table:table-cell table:style-name="Tabelle2.C2" office:value-type="string">
            <text:p text:style-name="P54">2Byte SP Data</text:p>
          </table:table-cell>
          <table:table-cell table:style-name="Tabelle2.E2" office:value-type="string">
            <text:p text:style-name="P54">1 cbar = 0.01bar</text:p>
          </table:table-cell>
        </table:table-row>
        <table:table-row>
          <table:table-cell table:style-name="Tabelle2.A2" office:value-type="float" office:value="62">
            <text:p text:style-name="P55">62</text:p>
          </table:table-cell>
          <table:table-cell table:style-name="Tabelle2.A2" office:value-type="float" office:value="2">
            <text:p text:style-name="P55">2</text:p>
          </table:table-cell>
          <table:table-cell table:style-name="Tabelle2.C2" office:value-type="string">
            <text:p text:style-name="P41">Setpoint 2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4">
            <text:p text:style-name="P55">64</text:p>
          </table:table-cell>
          <table:table-cell table:style-name="Tabelle2.A2" office:value-type="float" office:value="2">
            <text:p text:style-name="P55">2</text:p>
          </table:table-cell>
          <table:table-cell table:style-name="Tabelle2.C2" office:value-type="string">
            <text:p text:style-name="P41">Setpoint 3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6">
            <text:p text:style-name="P55">66</text:p>
          </table:table-cell>
          <table:table-cell table:style-name="Tabelle2.A2" office:value-type="float" office:value="2">
            <text:p text:style-name="P55">2</text:p>
          </table:table-cell>
          <table:table-cell table:style-name="Tabelle2.C2" office:value-type="string">
            <text:p text:style-name="P41">Setpoint 4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8">
            <text:p text:style-name="P55">68</text:p>
          </table:table-cell>
          <table:table-cell table:style-name="Tabelle2.A2" office:value-type="float" office:value="2">
            <text:p text:style-name="P55">2</text:p>
          </table:table-cell>
          <table:table-cell table:style-name="Tabelle2.C2" office:value-type="string">
            <text:p text:style-name="P41">Setpoint 5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70">
            <text:p text:style-name="P55">70</text:p>
          </table:table-cell>
          <table:table-cell table:style-name="Tabelle2.A2" office:value-type="float" office:value="1">
            <text:p text:style-name="P55">1</text:p>
          </table:table-cell>
          <table:table-cell table:style-name="Tabelle2.C2" office:value-type="string">
            <text:p text:style-name="P41">Salinity Setting</text:p>
          </table:table-cell>
          <table:table-cell table:style-name="Tabelle2.C2" office:value-type="string">
            <text:p text:style-name="P54">1Byte Salinity</text:p>
          </table:table-cell>
          <table:table-cell table:style-name="Tabelle2.E2" office:value-type="string">
            <text:p text:style-name="P54">See Note 5</text:p>
          </table:table-cell>
        </table:table-row>
        <table:table-row>
          <table:table-cell table:style-name="Tabelle2.A2" office:value-type="float" office:value="71">
            <text:p text:style-name="P55">71</text:p>
          </table:table-cell>
          <table:table-cell table:style-name="Tabelle2.A2" office:value-type="float" office:value="2">
            <text:p text:style-name="P55">2</text:p>
          </table:table-cell>
          <table:table-cell table:style-name="Tabelle2.C2" office:value-type="string">
            <text:p text:style-name="P41">Max. CNS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73">
            <text:p text:style-name="P55">73</text:p>
          </table:table-cell>
          <table:table-cell table:style-name="Tabelle2.A2" office:value-type="float" office:value="2">
            <text:p text:style-name="P55">2</text:p>
          </table:table-cell>
          <table:table-cell table:style-name="Tabelle2.C2" office:value-type="string">
            <text:p text:style-name="P41">Average depth in mbar</text:p>
          </table:table-cell>
          <table:table-cell table:style-name="Tabelle2.C2" office:value-type="string">
            <text:p text:style-name="P54">16bit Depth</text:p>
          </table:table-cell>
          <table:table-cell table:style-name="Tabelle2.E2" office:value-type="string">
            <text:p text:style-name="P54">See Note 1</text:p>
          </table:table-cell>
        </table:table-row>
        <table:table-row>
          <table:table-cell table:style-name="Tabelle2.A2" office:value-type="float" office:value="75">
            <text:p text:style-name="P55">75</text:p>
          </table:table-cell>
          <table:table-cell table:style-name="Tabelle2.A2" office:value-type="float" office:value="2">
            <text:p text:style-name="P55">2</text:p>
          </table:table-cell>
          <table:table-cell table:style-name="Tabelle2.C2" office:value-type="string">
            <text:p text:style-name="P41">Total dive time in seconds (incl. shallow parts)</text:p>
          </table:table-cell>
          <table:table-cell table:style-name="Tabelle2.C2" office:value-type="string">
            <text:p text:style-name="P54">16bit Seconds</text:p>
          </table:table-cell>
          <table:table-cell table:style-name="Tabelle2.E2" office:value-type="string">
            <text:p text:style-name="P54">See Note 6</text:p>
          </table:table-cell>
        </table:table-row>
        <table:table-row>
          <table:table-cell table:style-name="Tabelle2.A2" office:value-type="float" office:value="77">
            <text:p text:style-name="P55">77</text:p>
          </table:table-cell>
          <table:table-cell table:style-name="Tabelle2.A2" office:value-type="float" office:value="1">
            <text:p text:style-name="P55">1</text:p>
          </table:table-cell>
          <table:table-cell table:style-name="Tabelle2.C2" office:value-type="string">
            <text:p text:style-name="P41">If GF deco model was used : GF_lo [%] </text:p>
            <text:p text:style-name="P41">else: 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8">
            <text:p text:style-name="P55">78</text:p>
          </table:table-cell>
          <table:table-cell table:style-name="Tabelle2.A2" office:value-type="float" office:value="1">
            <text:p text:style-name="P55">1</text:p>
          </table:table-cell>
          <table:table-cell table:style-name="Tabelle2.C2" office:value-type="string">
            <text:p text:style-name="P41">If GF deco model was used : GF_hi [%] </text:p>
            <text:p text:style-name="P41">else: De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9">
            <text:p text:style-name="P55">79</text:p>
          </table:table-cell>
          <table:table-cell table:style-name="Tabelle2.A2" office:value-type="float" office:value="1">
            <text:p text:style-name="P55">1</text:p>
          </table:table-cell>
          <table:table-cell table:style-name="Tabelle2.C2" office:value-type="string">
            <text:p text:style-name="P41">Deco model used for this dive</text:p>
          </table:table-cell>
          <table:table-cell table:style-name="Tabelle2.C2" office:value-type="string">
            <text:p text:style-name="P54">1Byte Model</text:p>
          </table:table-cell>
          <table:table-cell table:style-name="Tabelle2.E2" office:value-type="string">
            <text:p text:style-name="P41">0= ZH-L16, 1= ZH-L16-GF</text:p>
          </table:table-cell>
        </table:table-row>
        <table:table-row>
          <table:table-cell table:style-name="Tabelle2.A2" office:value-type="float" office:value="80">
            <text:p text:style-name="P55">80</text:p>
          </table:table-cell>
          <table:table-cell table:style-name="Tabelle2.A2" office:value-type="float" office:value="2">
            <text:p text:style-name="P55">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4">16bit Number</text:p>
          </table:table-cell>
          <table:table-cell table:style-name="Tabelle2.E2" office:value-type="string">
            <text:p text:style-name="P54">See Note 7</text:p>
          </table:table-cell>
        </table:table-row>
        <table:table-row>
          <table:table-cell table:style-name="Tabelle2.A2" office:value-type="float" office:value="82">
            <text:p text:style-name="P55">82</text:p>
          </table:table-cell>
          <table:table-cell table:style-name="Tabelle2.A2" office:value-type="float" office:value="1">
            <text:p text:style-name="P55">1</text:p>
          </table:table-cell>
          <table:table-cell table:style-name="Tabelle2.C2" office:value-type="string">
            <text:p text:style-name="P41">Dive mode used for this dive</text:p>
          </table:table-cell>
          <table:table-cell table:style-name="Tabelle2.C2" office:value-type="string">
            <text:p text:style-name="P54">1Byte Mode</text:p>
          </table:table-cell>
          <table:table-cell table:style-name="Tabelle2.E2" office:value-type="string">
            <text:p text:style-name="P54">See Note 8</text:p>
          </table:table-cell>
        </table:table-row>
        <table:table-row>
          <table:table-cell table:style-name="Tabelle2.A2" office:value-type="float" office:value="83">
            <text:p text:style-name="P55">83</text:p>
          </table:table-cell>
          <table:table-cell table:style-name="Tabelle2.A2" office:value-type="float" office:value="16">
            <text:p text:style-name="P55">16</text:p>
          </table:table-cell>
          <table:table-cell table:style-name="Tabelle2.C2" office:value-type="string">
            <text:p text:style-name="P41">N2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99">
            <text:p text:style-name="P55">99</text:p>
          </table:table-cell>
          <table:table-cell table:style-name="Tabelle2.A2" office:value-type="float" office:value="64">
            <text:p text:style-name="P55">64</text:p>
          </table:table-cell>
          <table:table-cell table:style-name="Tabelle2.C2" office:value-type="string">
            <text:p text:style-name="P41">N2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163">
            <text:p text:style-name="P55">163</text:p>
          </table:table-cell>
          <table:table-cell table:style-name="Tabelle2.A2" office:value-type="float" office:value="16">
            <text:p text:style-name="P55">16</text:p>
          </table:table-cell>
          <table:table-cell table:style-name="Tabelle2.C2" office:value-type="string">
            <text:p text:style-name="P41">He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179">
            <text:p text:style-name="P55">179</text:p>
          </table:table-cell>
          <table:table-cell table:style-name="Tabelle2.A2" office:value-type="float" office:value="64">
            <text:p text:style-name="P55">64</text:p>
          </table:table-cell>
          <table:table-cell table:style-name="Tabelle2.C2" office:value-type="string">
            <text:p text:style-name="P41">He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243">
            <text:p text:style-name="P55">243</text:p>
          </table:table-cell>
          <table:table-cell table:style-name="Tabelle2.A2" office:value-type="float" office:value="1">
            <text:p text:style-name="P55">1</text:p>
          </table:table-cell>
          <table:table-cell table:style-name="Tabelle2.C2" office:value-type="string">
            <text:p text:style-name="P41">Last decompression stop in m</text:p>
          </table:table-cell>
          <table:table-cell table:style-name="Tabelle2.C2" office:value-type="string">
            <text:p text:style-name="P54">1Byte Depth</text:p>
          </table:table-cell>
          <table:table-cell table:style-name="Tabelle2.E2" office:value-type="string">
            <text:p text:style-name="P54">User-Set value</text:p>
          </table:table-cell>
        </table:table-row>
        <table:table-row>
          <table:table-cell table:style-name="Tabelle2.A2" office:value-type="float" office:value="244">
            <text:p text:style-name="P55">244</text:p>
          </table:table-cell>
          <table:table-cell table:style-name="Tabelle2.A2" office:value-type="float" office:value="1">
            <text:p text:style-name="P55">1</text:p>
          </table:table-cell>
          <table:table-cell table:style-name="Tabelle2.C2" office:value-type="string">
            <text:p text:style-name="P41">Assumed distance to shown stop in 10cm</text:p>
          </table:table-cell>
          <table:table-cell table:style-name="Tabelle2.C2" office:value-type="string">
            <text:p text:style-name="P54">1Byte </text:p>
          </table:table-cell>
          <table:table-cell table:style-name="Tabelle2.E2" office:value-type="string">
            <text:p text:style-name="P54">Safety-margin parameter</text:p>
          </table:table-cell>
        </table:table-row>
        <table:table-row>
          <table:table-cell table:style-name="Tabelle2.A2" office:value-type="float" office:value="245">
            <text:p text:style-name="P55">245</text:p>
          </table:table-cell>
          <table:table-cell table:style-name="Tabelle2.A2" office:value-type="float" office:value="2">
            <text:p text:style-name="P55">2</text:p>
          </table:table-cell>
          <table:table-cell table:style-name="Tabelle2.C2" office:value-type="string">
            <text:p text:style-name="P41">hwHUD battery value at end of dive in mV</text:p>
          </table:table-cell>
          <table:table-cell table:style-name="Tabelle2.C2" office:value-type="string">
            <text:p text:style-name="P54">16bit Voltage</text:p>
          </table:table-cell>
          <table:table-cell table:style-name="Tabelle2.E2" office:value-type="string">
            <text:p text:style-name="P54">Zero when no HUD present</text:p>
          </table:table-cell>
        </table:table-row>
        <table:table-row>
          <table:table-cell table:style-name="Tabelle2.A2" office:value-type="float" office:value="247">
            <text:p text:style-name="P55">247</text:p>
          </table:table-cell>
          <table:table-cell table:style-name="Tabelle2.A2" office:value-type="float" office:value="1">
            <text:p text:style-name="P55">1</text:p>
          </table:table-cell>
          <table:table-cell table:style-name="Tabelle2.C2" office:value-type="string">
            <text:p text:style-name="P41">hwHUD last status</text:p>
          </table:table-cell>
          <table:table-cell table:style-name="Tabelle2.C2" office:value-type="string">
            <text:p text:style-name="P54">1Byte Status</text:p>
          </table:table-cell>
          <table:table-cell table:style-name="Tabelle2.E2" office:value-type="string">
            <text:p text:style-name="P54">See Note 10</text:p>
          </table:table-cell>
        </table:table-row>
        <table:table-row>
          <table:table-cell table:style-name="Tabelle2.A2" office:value-type="float" office:value="248">
            <text:p text:style-name="P55">248</text:p>
          </table:table-cell>
          <table:table-cell table:style-name="Tabelle2.A2" office:value-type="float" office:value="6">
            <text:p text:style-name="P55">6</text:p>
          </table:table-cell>
          <table:table-cell table:style-name="Tabelle2.C2" office:value-type="string">
            <text:p text:style-name="P41">Battery gauge registers at end of dive in 1*10<text:span text:style-name="T24">-9</text:span>As</text:p>
          </table:table-cell>
          <table:table-cell table:style-name="Tabelle2.C2" office:value-type="string">
            <text:p text:style-name="P54">48bit Battery</text:p>
          </table:table-cell>
          <table:table-cell table:style-name="Tabelle2.E2" office:value-type="string">
            <text:p text:style-name="P54">Only for 3,6V Battery</text:p>
          </table:table-cell>
        </table:table-row>
        <table:table-row>
          <table:table-cell table:style-name="Tabelle2.A2" office:value-type="float" office:value="254">
            <text:p text:style-name="P55">254</text:p>
          </table:table-cell>
          <table:table-cell table:style-name="Tabelle2.A2" office:value-type="float" office:value="2">
            <text:p text:style-name="P55">2</text:p>
          </table:table-cell>
          <table:table-cell table:style-name="Tabelle2.C2" office:value-type="string">
            <text:p text:style-name="P61">Dive Header end</text:p>
          </table:table-cell>
          <table:table-cell table:style-name="Tabelle2.C2" office:value-type="string">
            <text:p text:style-name="P54">0xFB, 0xFB</text:p>
          </table:table-cell>
          <table:table-cell table:style-name="Tabelle2.E2" office:value-type="string">
            <text:p text:style-name="P54"/>
          </table:table-cell>
        </table:table-row>
      </table:table>
      <text:p text:style-name="P61"><text:soft-page-break/>Note 1: Depth in meters = Depth in mbar*<text:span text:style-name="T26">g</text:span><text:span text:style-name="T25">0</text:span>/1000 (<text:span text:style-name="T26">g</text:span><text:span text:style-name="T25">0</text:span>=9,80665m/s<text:span text:style-name="T24">2</text:span>)</text:p>
      <text:p text:style-name="P61">Note 2: “First Gas” always has change depth = 0m, <text:span text:style-name="T8">List contains OC Gases for OC and Diluents for CC</text:span></text:p>
      <text:p text:style-name="P61">Note 3: Gas Types: 0=Disabled, 1=First, 2= Travel, 3= Deco, Diluent Type: 0=Disabled, 1=First, 2=Normal</text:p>
      <text:p text:style-name="P41">Note 4: bit0-3: Divisor, 0=never, 1=every Sample, 2=every 2nd Sample, ...bit4-7: Information size (0-15)</text:p>
      <text:p text:style-name="P61">Note 5: <text:s/>0-5 [%]</text:p>
      <text:p text:style-name="P61">Note 6: very shallow (&lt;1m) parts of the dive are not counted in the divetime (Byte 19-21)</text:p>
      <text:p text:style-name="P63"><text:span text:style-name="T2">Note 7: </text:span><text:span text:style-name="Police_20_par_20_défaut"><text:span text:style-name="T10">This number is increased by one with every dive made and the number stored here is the number of total dives </text:span></text:span><text:span text:style-name="Police_20_par_20_défaut"><text:span text:style-name="T10">at the time this dive was made. It's not related to the TOC entry.</text:span></text:span></text:p>
      <text:p text:style-name="P41">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 sends a 0x4D after transferring all headers successfully.</text:p>
      <text:p text:style-name="P36">Profile Details</text:p>
      <text:p text:style-name="P30"><text:span text:style-name="Police_20_par_20_défaut"/></text:p>
      <text:p text:style-name="P32"><text:span text:style-name="Police_20_par_20_défaut">The profile for each dive has a variable length. </text:span></text:p>
      <text:p text:style-name="P32"><text:span text:style-name="Police_20_par_20_défaut"/></text:p>
      <text:p text:style-name="P32"><text:span text:style-name="Police_20_par_20_défaut"><text:span text:style-name="T35">First, a small header with the information divisors is send.</text:span></text:span></text:p>
      <text:p text:style-name="P4"><text:span text:style-name="Police_20_par_20_défaut"><text:span text:style-name="T28">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0">Byte Number</text:p>
          </table:table-cell>
          <table:table-cell table:style-name="Tabelle4.A1" office:value-type="string">
            <text:p text:style-name="P60">Length</text:p>
          </table:table-cell>
          <table:table-cell table:style-name="Tabelle4.A1" office:value-type="string">
            <text:p text:style-name="P60">Description</text:p>
          </table:table-cell>
          <table:table-cell table:style-name="Tabelle4.A1" office:value-type="string">
            <text:p text:style-name="P60">Data</text:p>
          </table:table-cell>
          <table:table-cell table:style-name="Tabelle4.E1" office:value-type="string">
            <text:p text:style-name="P60">Comment</text:p>
          </table:table-cell>
        </table:table-row>
        <table:table-row>
          <table:table-cell table:style-name="Tabelle4.A2" office:value-type="float" office:value="0">
            <text:p text:style-name="P55">0</text:p>
          </table:table-cell>
          <table:table-cell table:style-name="Tabelle4.A2" office:value-type="float" office:value="3">
            <text:p text:style-name="P55">3</text:p>
          </table:table-cell>
          <table:table-cell table:style-name="Tabelle4.C2" office:value-type="string">
            <text:p text:style-name="P41">Length of profile data for this dive</text:p>
          </table:table-cell>
          <table:table-cell table:style-name="Tabelle4.C2" office:value-type="string">
            <text:p text:style-name="P54">24bit Length</text:p>
          </table:table-cell>
          <table:table-cell table:style-name="Tabelle4.E2" office:value-type="string">
            <text:p text:style-name="P64">Useful for parsing profile</text:p>
          </table:table-cell>
        </table:table-row>
        <table:table-row>
          <table:table-cell table:style-name="Tabelle4.A2" office:value-type="float" office:value="3">
            <text:p text:style-name="P54">3</text:p>
          </table:table-cell>
          <table:table-cell table:style-name="Tabelle4.A2" office:value-type="float" office:value="1">
            <text:p text:style-name="P54">1</text:p>
          </table:table-cell>
          <table:table-cell table:style-name="Tabelle4.C2" office:value-type="string">
            <text:p text:style-name="P41">Sampling rate in Seconds</text:p>
          </table:table-cell>
          <table:table-cell table:style-name="Tabelle4.C2" office:value-type="string">
            <text:p text:style-name="P41">1Byte</text:p>
          </table:table-cell>
          <table:table-cell table:style-name="Tabelle4.E2" office:value-type="string">
            <text:p text:style-name="P54">Also stored in header section</text:p>
          </table:table-cell>
        </table:table-row>
        <table:table-row>
          <table:table-cell table:style-name="Tabelle4.A2" office:value-type="float" office:value="4">
            <text:p text:style-name="P55">4</text:p>
          </table:table-cell>
          <table:table-cell table:style-name="Tabelle4.A2" office:value-type="float" office:value="1">
            <text:p text:style-name="P55">1</text:p>
          </table:table-cell>
          <table:table-cell table:style-name="Tabelle4.C2" office:value-type="string">
            <text:p text:style-name="P41">Number of Divisors in this dive (<text:span text:style-name="T13">n=7</text:span><text:span text:style-name="T27">)</text:span></text:p>
          </table:table-cell>
          <table:table-cell table:style-name="Tabelle4.C2" office:value-type="string">
            <text:p text:style-name="P54">1Byte</text:p>
          </table:table-cell>
          <table:table-cell table:style-name="Tabelle4.E2" office:value-type="string">
            <text:p text:style-name="P54">Each divisor has 3 Bytes, See Note 1</text:p>
          </table:table-cell>
        </table:table-row>
        <table:table-row>
          <table:table-cell table:style-name="Tabelle4.C2" office:value-type="string">
            <text:p text:style-name="P55">5 (<text:span text:style-name="T13">1</text:span>*3+2)</text:p>
          </table:table-cell>
          <table:table-cell table:style-name="Tabelle4.A2" office:value-type="float" office:value="3">
            <text:p text:style-name="P55">3</text:p>
          </table:table-cell>
          <table:table-cell table:style-name="Tabelle4.C2" office:value-type="string">
            <text:p text:style-name="P41">Sampling Divisor Temperatur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8 (<text:span text:style-name="T13">2</text:span>*3+2)</text:p>
          </table:table-cell>
          <table:table-cell table:style-name="Tabelle4.A2" office:value-type="float" office:value="3">
            <text:p text:style-name="P55">3</text:p>
          </table:table-cell>
          <table:table-cell table:style-name="Tabelle4.C2" office:value-type="string">
            <text:p text:style-name="P41">Sampling Divisor Deco/NDL Statu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1 (<text:span text:style-name="T13">3</text:span>*3+2)</text:p>
          </table:table-cell>
          <table:table-cell table:style-name="Tabelle4.A2" office:value-type="float" office:value="3">
            <text:p text:style-name="P55">3</text:p>
          </table:table-cell>
          <table:table-cell table:style-name="Tabelle4.C2" office:value-type="string">
            <text:p text:style-name="P41">Sampling Divisor Gradient Factor</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4 (<text:span text:style-name="T13">4</text:span>*3+2)</text:p>
          </table:table-cell>
          <table:table-cell table:style-name="Tabelle4.A2" office:value-type="float" office:value="3">
            <text:p text:style-name="P55">3</text:p>
          </table:table-cell>
          <table:table-cell table:style-name="Tabelle4.C2" office:value-type="string">
            <text:p text:style-name="P41">Sampling Divisor ppO2 Sensor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7 (<text:span text:style-name="T13">5</text:span>*3+2)</text:p>
          </table:table-cell>
          <table:table-cell table:style-name="Tabelle4.A2" office:value-type="float" office:value="3">
            <text:p text:style-name="P55">3</text:p>
          </table:table-cell>
          <table:table-cell table:style-name="Tabelle4.C2" office:value-type="string">
            <text:p text:style-name="P41">Sampling Divisor Decoplan</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0 (<text:span text:style-name="T13">6</text:span>*3+2)</text:p>
          </table:table-cell>
          <table:table-cell table:style-name="Tabelle4.A2" office:value-type="float" office:value="3">
            <text:p text:style-name="P55">3</text:p>
          </table:table-cell>
          <table:table-cell table:style-name="Tabelle4.C2" office:value-type="string">
            <text:p text:style-name="P41">Sampling Divisor CNS profil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3 (<text:span text:style-name="T13">n</text:span>*3+2)</text:p>
          </table:table-cell>
          <table:table-cell table:style-name="Tabelle4.A2" office:value-type="float" office:value="3">
            <text:p text:style-name="P55">3</text:p>
          </table:table-cell>
          <table:table-cell table:style-name="Tabelle4.C2" office:value-type="string">
            <text:p text:style-name="P41">Sampling Divisor Tank data</text:p>
          </table:table-cell>
          <table:table-cell table:style-name="Tabelle4.C2" office:value-type="string">
            <text:p text:style-name="P54">3Byte</text:p>
          </table:table-cell>
          <table:table-cell table:style-name="Tabelle4.E2" office:value-type="string">
            <text:p text:style-name="P54">See Note 2</text:p>
            <text:p text:style-name="P54"/>
          </table:table-cell>
        </table:table-row>
        <table:table-row>
          <table:table-cell table:style-name="Tabelle4.C2" office:value-type="string">
            <text:p text:style-name="P55"><text:s/>(<text:span text:style-name="T13">n+1</text:span>*3+2)</text:p>
          </table:table-cell>
          <table:table-cell table:style-name="Tabelle4.A2">
            <text:p text:style-name="P55"/>
          </table:table-cell>
          <table:table-cell table:style-name="Tabelle4.C2" office:value-type="string">
            <text:p text:style-name="P41">Future Profile versions may have more divisors</text:p>
          </table:table-cell>
          <table:table-cell table:style-name="Tabelle4.C2" office:value-type="string">
            <text:p text:style-name="P54"/>
          </table:table-cell>
          <table:table-cell table:style-name="Tabelle4.E2" office:value-type="string">
            <text:p text:style-name="P54"/>
          </table:table-cell>
        </table:table-row>
      </table:table>
      <text:p text:style-name="P34">Note 1: Inspect each divisor (0=no Divisors, 1=One Divisor, etc.)</text:p>
      <text:p text:style-name="P34"/>
      <text:p text:style-name="P34">Note 2: Each divisor: Byte0= Type, Byte1=Length, Byte2=Divisor</text:p>
      <text:p text:style-name="P34">Type=0: Temperature</text:p>
      <text:p text:style-name="P34">Type=1: Deco/NDL Status</text:p>
      <text:p text:style-name="P34">Type=2: Gradient Factor</text:p>
      <text:p text:style-name="P34">Type=3: ppO2 Sensors</text:p>
      <text:p text:style-name="P34">Type=4: Decoplan</text:p>
      <text:p text:style-name="P34">Type=5: CNS</text:p>
      <text:p text:style-name="P34">Type=6: Tank Data</text:p>
      <text:p text:style-name="P34"/>
      <text:p text:style-name="P32"><text:span text:style-name="Police_20_par_20_défaut"><text:span text:style-name="T36">Now, the actual dive profile is send.</text:span></text:span></text:p>
      <text:p text:style-name="P40"><text:span text:style-name="Police_20_par_20_défaut"><text:span text:style-name="T2">Byte <text:s/>(</text:span></text:span><text:span text:style-name="Police_20_par_20_défaut"><text:span text:style-name="T14">n</text:span></text:span><text:span text:style-name="Police_20_par_20_défaut"><text:span text:style-name="T2">*3+5) to Byte #“Length of profile data for this dive”:</text:span></text:span></text:p>
      <text:p text:style-name="P68"><text:span text:style-name="Police_20_par_20_défaut"><text:span text:style-name="T2"/></text:span></text:p>
      <text:p text:style-name="P40"><text:span text:style-name="Police_20_par_20_défaut"><text:span text:style-name="T2">Depth in mbar (LOW:HIGH, not including salinity offset), </text:span></text:span><text:span text:style-name="Police_20_par_20_défaut"><text:span text:style-name="T14">ProfileFlagByte</text:span></text:span><text:span text:style-name="Police_20_par_20_défaut"><text:span text:style-name="T2">, </text:span></text:span><text:span text:style-name="Police_20_par_20_défaut"><text:span text:style-name="T10">extended Information</text:span></text:span></text:p>
      <text:p text:style-name="P41">...</text:p>
      <text:p text:style-name="P41">2 Byte:</text:p>
      <text:p text:style-name="P41">0xFD 0xFD (Profile and dive end)</text:p>
      <text:p text:style-name="P41"/>
      <text:p text:style-name="P40"><text:span text:style-name="Police_20_par_20_défaut"><text:span text:style-name="T14">ProfileFlagByte</text:span></text:span><text:span text:style-name="Police_20_par_20_défaut"><text:span text:style-name="T2">:</text:span></text:span></text:p>
      <text:p text:style-name="P41">bit0-6: amount of additional bytes after the ProfileFlagByte (0-127)</text:p>
      <text:p text:style-name="P40"><text:span text:style-name="Police_20_par_20_défaut"><text:span text:style-name="T2">bit7: </text:span></text:span><text:span text:style-name="Police_20_par_20_défaut"><text:span text:style-name="T17">EventByte Flag</text:span></text:span><text:span text:style-name="Police_20_par_20_défaut"><text:span text:style-name="T2"> (At least one Event Byte is available)</text:span></text:span></text:p>
      <text:p text:style-name="P41"/>
      <text:p text:style-name="P40"><text:span text:style-name="Police_20_par_20_défaut"><text:span text:style-name="T17">EventByte</text:span></text:span><text:span text:style-name="Police_20_par_20_défaut"><text:span text:style-name="T2">:</text:span></text:span></text:p>
      <text:p text:style-name="P41">bit0-3: Alarm type</text:p>
      <text:p text:style-name="P41"><text:tab/>0=No Alarm</text:p>
      <text:p text:style-name="P41"><text:tab/>1=SLOW</text:p>
      <text:p text:style-name="P41"><text:tab/>2=Deco Stop missed</text:p>
      <text:p text:style-name="P41"><text:tab/>3=unused</text:p>
      <text:p text:style-name="P41"><text:soft-page-break/><text:tab/>4=ppO Low Warning</text:p>
      <text:p text:style-name="P41"><text:tab/>5=ppO High Warning</text:p>
      <text:p text:style-name="P41"><text:tab/>6=Manual Marker</text:p>
      <text:p text:style-name="P41"><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4"/>
      <text:p text:style-name="P19"><text:span text:style-name="Police_20_par_20_défaut"><text:span text:style-name="T18">EventByte 2 (Only included if Bit7 of Eventbyte 1 = 1)</text:span></text:span></text:p>
      <text:p text:style-name="P24"><text:span text:style-name="Police_20_par_20_défaut"><text:span text:style-name="T21">Bit0: Switched to bailout</text:span></text:span></text:p>
      <text:p text:style-name="P24"><text:span text:style-name="Police_20_par_20_défaut"><text:span text:style-name="T21">Bit1-6: unused (yet)</text:span></text:span></text:p>
      <text:p text:style-name="P24"><text:span text:style-name="Police_20_par_20_défaut"><text:span text:style-name="T21">Bit7:</text:span></text:span><text:span text:style-name="Police_20_par_20_défaut">Another Eventbyte is available...</text:span></text:p>
      <text:p text:style-name="P24"/>
      <text:p text:style-name="P19"><text:span text:style-name="T8">Events and Extended Information</text:span> will be stored strictly in the following order (future extensions will append at the end of the list for compatibility reasons!):</text:p>
      <text:p text:style-name="P27">Events:</text:p>
      <text:list xml:id="list2874171395626623235" text:style-name="L3">
        <text:list-item>
          <text:p text:style-name="P83">EventByte (s)</text:p>
        </text:list-item>
        <text:list-item>
          <text:p text:style-name="P83">ManualGasSet: new values for Gas 6 (2 bytes: byte1=O2%, byte2=He%)</text:p>
        </text:list-item>
        <text:list-item>
          <text:p text:style-name="P83">Gas Change (1 byte: current Gas#)</text:p>
        </text:list-item>
        <text:list-item>
          <text:p text:style-name="P84">SetPoint Change (1Byte: new SetPoint in cbar)</text:p>
        </text:list-item>
        <text:list-item>
          <text:p text:style-name="P75">Bailout: new values for bailout gas (2 bytes: byte1=O2%, byte2=He%)</text:p>
        </text:list-item>
      </text:list>
      <text:p text:style-name="P23"/>
      <text:p text:style-name="P28">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7">Type</text:p>
          </table:table-cell>
          <table:table-cell table:style-name="Tabelle3.A1" office:value-type="string">
            <text:p text:style-name="P67">Length</text:p>
          </table:table-cell>
          <table:table-cell table:style-name="Tabelle3.A1" office:value-type="string">
            <text:p text:style-name="P67">Data</text:p>
          </table:table-cell>
          <table:table-cell table:style-name="Tabelle3.A1" office:value-type="string">
            <text:p text:style-name="P67">Standard Divisor</text:p>
          </table:table-cell>
          <table:table-cell table:style-name="Tabelle3.E1" office:value-type="string">
            <text:p text:style-name="P67">Comment</text:p>
          </table:table-cell>
        </table:table-row>
        <table:table-row>
          <table:table-cell table:style-name="Tabelle3.A2" office:value-type="string">
            <text:p text:style-name="P66">Temperature</text:p>
          </table:table-cell>
          <table:table-cell table:style-name="Tabelle3.B2" office:value-type="float" office:value="2">
            <text:p text:style-name="P66">2</text:p>
          </table:table-cell>
          <table:table-cell table:style-name="Tabelle3.A2" office:value-type="string">
            <text:p text:style-name="P65">16bit short signed in 0.1°C</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Deco/NDL Status</text:p>
          </table:table-cell>
          <table:table-cell table:style-name="Tabelle3.B2" office:value-type="float" office:value="2">
            <text:p text:style-name="P66">2</text:p>
          </table:table-cell>
          <table:table-cell table:style-name="Tabelle3.A2" office:value-type="string">
            <text:p text:style-name="P20"><text:span text:style-name="T22">Byte1:=0 if within NDL, if in deco mode: depth of 1</text:span>st stop</text:p>
            <text:p text:style-name="P20">Byte2: NDL in minutes or length of first stop in minutes)</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GF Value</text:p>
          </table:table-cell>
          <table:table-cell table:style-name="Tabelle3.B2" office:value-type="float" office:value="1">
            <text:p text:style-name="P66">1</text:p>
          </table:table-cell>
          <table:table-cell table:style-name="Tabelle3.A2" office:value-type="string">
            <text:p text:style-name="P65">1Byte GF in %</text:p>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PpO2-Sensors</text:p>
          </table:table-cell>
          <table:table-cell table:style-name="Tabelle3.B2" office:value-type="float" office:value="9">
            <text:p text:style-name="P66">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6">2</text:p>
          </table:table-cell>
          <table:table-cell table:style-name="Tabelle3.E2" office:value-type="string">
            <text:p text:style-name="P19">Divisor=0 in OC dives</text:p>
          </table:table-cell>
        </table:table-row>
        <table:table-row>
          <table:table-cell table:style-name="Tabelle3.A2" office:value-type="string">
            <text:p text:style-name="P66">Deco Plan</text:p>
          </table:table-cell>
          <table:table-cell table:style-name="Tabelle3.B2" office:value-type="float" office:value="15">
            <text:p text:style-name="P66">15</text:p>
          </table:table-cell>
          <table:table-cell table:style-name="Tabelle3.A2" office:value-type="string">
            <text:p text:style-name="P19">Last 15 stops in minutes</text:p>
          </table:table-cell>
          <table:table-cell table:style-name="Tabelle3.B2" office:value-type="float" office:value="12">
            <text:p text:style-name="P66">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6">2</text:p>
          </table:table-cell>
          <table:table-cell table:style-name="Tabelle3.A2" office:value-type="string">
            <text:list xml:id="list34375248" text:continue-numbering="true" text:style-name="L3">
              <text:list-header>
                <text:p text:style-name="P84">16bit CNS value in %</text:p>
              </text:list-header>
            </text:list>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Tank Data</text:p>
          </table:table-cell>
          <table:table-cell table:style-name="Tabelle3.B2" office:value-type="float" office:value="0">
            <text:p text:style-name="P66">0</text:p>
          </table:table-cell>
          <table:table-cell table:style-name="Tabelle3.A2" office:value-type="string">
            <text:p text:style-name="P65">Not used yet</text:p>
          </table:table-cell>
          <table:table-cell table:style-name="Tabelle3.B2" office:value-type="float" office:value="0">
            <text:p text:style-name="P66">0</text:p>
          </table:table-cell>
          <table:table-cell table:style-name="Tabelle3.E2" office:value-type="string">
            <text:p text:style-name="P66"/>
          </table:table-cell>
        </table:table-row>
      </table:table>
      <text:p text:style-name="P23"/>
      <text:p text:style-name="P41">For calculation of the available information the following rules apply:</text:p>
      <text:list xml:id="list140391050962101173" text:style-name="L4">
        <text:list-item>
          <text:p text:style-name="P80">First sample# is 1</text:p>
        </text:list-item>
        <text:list-item>
          <text:p text:style-name="P80">if divisor == 0 the information will never appear</text:p>
        </text:list-item>
        <text:list-item>
          <text:p text:style-name="P80">dataAvailable = (sample# modulo divisor) == 0</text:p>
        </text:list-item>
      </text:list>
      <text:p text:style-name="P49"/>
      <text:p text:style-name="P49">Sampling rate can vary between dives! Always use sample rate from Dive Header.</text:p>
      <text:p text:style-name="P41"/>
      <text:p text:style-name="P41">Profile memory is a „first-in first-out” memory, so older dives will be overwritten when there is no free space left. Profile for dives, where no profile information is available, will be two bytes: 0xFD 0xFD</text:p>
      <text:p text:style-name="P41"/>
      <text:p text:style-name="P44"><text:soft-page-break/>Examples:</text:p>
      <text:p text:style-name="P41">Assume the following configuration:</text:p>
      <text:p text:style-name="P41">Divisor Temperature=3</text:p>
      <text:p text:style-name="P41">Divisor Deco/NDL Status=1</text:p>
      <text:p text:style-name="P41">Divisor Gradient Factor=0</text:p>
      <text:p text:style-name="P41">Divisor ppO2 Sensors=0</text:p>
      <text:p text:style-name="P41">Divisor Decoplan=0</text:p>
      <text:p text:style-name="P41">Divisor CNS=0</text:p>
      <text:p text:style-name="P32">Divisor Tank Data=0</text:p>
      <text:p text:style-name="P69"/>
      <text:p text:style-name="P41">Sample 1:</text:p>
      <text:p text:style-name="P40"><text:span text:style-name="Police_20_par_20_défaut"><text:span text:style-name="T14">0x64 0x00</text:span></text:span><text:span text:style-name="Police_20_par_20_défaut"><text:span text:style-name="T2"> </text:span></text:span><text:span text:style-name="Police_20_par_20_défaut"><text:span text:style-name="T10">0x02</text:span></text:span><text:span text:style-name="Police_20_par_20_défaut"><text:span text:style-name="T19"> </text:span></text:span><text:span text:style-name="Police_20_par_20_défaut"><text:span text:style-name="T17">0x00 0xA0</text:span></text:span></text:p>
      <text:p text:style-name="P40"><text:span text:style-name="Police_20_par_20_défaut"><text:span text:style-name="T2">Depth = </text:span></text:span><text:span text:style-name="Police_20_par_20_défaut"><text:span text:style-name="T14">1m</text:span></text:span></text:p>
      <text:p text:style-name="P40"><text:span text:style-name="Police_20_par_20_défaut"><text:span text:style-name="T2">ProfileFlagByte = </text:span></text:span><text:span text:style-name="Police_20_par_20_défaut"><text:span text:style-name="T10">2 bytes will follow, No Event</text:span></text:span></text:p>
      <text:p text:style-name="P50">Deco/NDL = NDL 160 minutes</text:p>
      <text:p text:style-name="P41"/>
      <text:p text:style-name="P41">Sample 2:</text:p>
      <text:p text:style-name="P40"><text:span text:style-name="Police_20_par_20_défaut"><text:span text:style-name="T14">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7">0x00 0xA0</text:span></text:span></text:p>
      <text:p text:style-name="P40"><text:span text:style-name="Police_20_par_20_défaut"><text:span text:style-name="T2">Depth = </text:span></text:span><text:span text:style-name="Police_20_par_20_défaut"><text:span text:style-name="T14">2m</text:span></text:span></text:p>
      <text:p text:style-name="P40"><text:span text:style-name="Police_20_par_20_défaut"><text:span text:style-name="T2">ProfileFlagByte = </text:span></text:span><text:span text:style-name="Police_20_par_20_défaut"><text:span text:style-name="T10">2 bytes will follow, No Event</text:span></text:span></text:p>
      <text:p text:style-name="P50">Deco/NDL = NDL 160 minutes</text:p>
      <text:p text:style-name="P41"/>
      <text:p text:style-name="P41">Sample 3:</text:p>
      <text:p text:style-name="P40"><text:span text:style-name="Police_20_par_20_défaut"><text:span text:style-name="T14">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0">0x32 0x00</text:span></text:span><text:span text:style-name="Police_20_par_20_défaut"><text:span text:style-name="T17"> 0x00 0xA0</text:span></text:span></text:p>
      <text:p text:style-name="P40"><text:span text:style-name="Police_20_par_20_défaut"><text:span text:style-name="T2">Depth = </text:span></text:span><text:span text:style-name="Police_20_par_20_défaut"><text:span text:style-name="T14">3m</text:span></text:span></text:p>
      <text:p text:style-name="P40"><text:span text:style-name="Police_20_par_20_défaut"><text:span text:style-name="T2">ProfileFlagByte = </text:span></text:span><text:span text:style-name="Police_20_par_20_défaut"><text:span text:style-name="T10">4 bytes will follow, No Event</text:span></text:span></text:p>
      <text:p text:style-name="P51">Temperature = 5°C</text:p>
      <text:p text:style-name="P50">Deco/NDL = NDL 160 minutes</text:p>
      <text:p text:style-name="P41"/>
      <text:p text:style-name="P41">Sample 4:</text:p>
      <text:p text:style-name="P40"><text:span text:style-name="Police_20_par_20_défaut"><text:span text:style-name="T14">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0">0x21 0x02</text:span></text:span><text:span text:style-name="Police_20_par_20_défaut"><text:span text:style-name="T2"> </text:span></text:span><text:span text:style-name="Police_20_par_20_défaut"><text:span text:style-name="T17">0x00 0x9f</text:span></text:span></text:p>
      <text:p text:style-name="P40"><text:span text:style-name="Police_20_par_20_défaut"><text:span text:style-name="T2">Depth = </text:span></text:span><text:span text:style-name="Police_20_par_20_défaut"><text:span text:style-name="T14">3.5m</text:span></text:span></text:p>
      <text:p text:style-name="P40"><text:span text:style-name="Police_20_par_20_défaut"><text:span text:style-name="T2">ProfileFlagByte = </text:span></text:span><text:span text:style-name="Police_20_par_20_défaut"><text:span text:style-name="T10">4 bytes will follow, Event available (bit7=1)</text:span></text:span></text:p>
      <text:p text:style-name="P51">EventByte = Alarm SLOW, Stored Gas Change</text:p>
      <text:p text:style-name="P51">GasChange = Gas#2</text:p>
      <text:p text:style-name="P50">Deco/NDL = NDL 159 minutes</text:p>
      <text:p text:style-name="P41">...</text:p>
      <text:p text:style-name="P43"/>
      <text:p text:style-name="P70"/>
      <text:p text:style-name="P73">Other Commands</text:p>
      <text:p text:style-name="P45">command 0x62 („b“): Sync clock and date with PC</text:p>
      <text:p text:style-name="P41">Output OSTC: 0x62 (command echo)</text:p>
      <text:p text:style-name="P46">Now, 6 bytes must be send to the OSTC</text:p>
      <text:p text:style-name="P46">Byte1: Hours</text:p>
      <text:p text:style-name="P46">Byte2: Minutes</text:p>
      <text:p text:style-name="P46">Byte3: Seconds</text:p>
      <text:p text:style-name="P46">Byte4: Month</text:p>
      <text:p text:style-name="P46">Byte5: Day</text:p>
      <text:p text:style-name="P46">Byte6: Year (20xx)</text:p>
      <text:p text:style-name="P46">All bytes will be checked for plausibility and the clock is set at once. After a timeout of about 30ms, the transmission will be aborted</text:p>
      <text:p text:style-name="P14">Note: OSTC sends a 0x4D after setting the clock successfully</text:p>
      <text:p text:style-name="P14"/>
      <text:p text:style-name="P45">command 0x63 („c“): Send the custom text (up to 60 bytes)</text:p>
      <text:p text:style-name="P46">Output OSTC: 0x63 (command echo)</text:p>
      <text:p text:style-name="P46">Now, up to 60 bytes must be send to the OSTC</text:p>
      <text:p text:style-name="P6">Byte 1-60: Custom text string shown when in surface mode (<text:span text:style-name="T13">NULL terminated, last byte =0x00</text:span>)</text:p>
      <text:p text:style-name="P29">After a timeout of about 30ms, the transmission will be aborted and the text saved.</text:p>
      <text:p text:style-name="P14">Note: OSTC sends a 0x4D after the text is saved.</text:p>
      <text:p text:style-name="P14"/>
      <text:p text:style-name="P45">command 0x66 („f“): Download one dive (incl. Profile data)</text:p>
      <text:p text:style-name="P41">Output OSTC: 0x66 (command echo)</text:p>
      <text:p text:style-name="P46">Now, 1 byte must be send to the OSTC</text:p>
      <text:p text:style-name="P46">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5">command 0x69 („i“): Download OSTC identity</text:p>
      <text:p text:style-name="P41">Output OSTC: 0x69 (command echo)</text:p>
      <text:p text:style-name="P41">Output OSTC: serial number (low:high)</text:p>
      <text:p text:style-name="P41">Output OSTC: firmware version (x.y)</text:p>
      <text:p text:style-name="P41">Output OSTC: Custom text (60 chars) <text:span text:style-name="T8">Note: Custom Text is NULL terminated, but here all 60bytes are send.</text:span></text:p>
      <text:p text:style-name="P41">Output OSTC: Final 0x4D</text:p>
      <text:p text:style-name="P6"/>
      <text:p text:style-name="P45">command 0x6A („j“): Download OSTC hardware descriptor byte</text:p>
      <text:p text:style-name="P41">Output OSTC: 0x6A (command echo)</text:p>
      <text:p text:style-name="P41">Output OSTC: Hardware descriptor byte</text:p>
      <text:p text:style-name="P41">Output OSTC: 0x4D</text:p>
      <table:table table:name="Tabelle6" table:style-name="Tabelle6">
        <table:table-column table:style-name="Tabelle6.A"/>
        <table:table-column table:style-name="Tabelle6.B"/>
        <table:table-row>
          <table:table-cell table:style-name="Tabelle6.A1" office:value-type="string">
            <text:p text:style-name="P56">Bit 0</text:p>
          </table:table-cell>
          <table:table-cell table:style-name="Tabelle6.B1" office:value-type="string">
            <text:p text:style-name="P54">OSTC has rechargeable battery with battery management chip</text:p>
          </table:table-cell>
        </table:table-row>
        <table:table-row>
          <table:table-cell table:style-name="Tabelle6.A2" office:value-type="string">
            <text:p text:style-name="P56">Bit 1</text:p>
          </table:table-cell>
          <table:table-cell table:style-name="Tabelle6.B2" office:value-type="string">
            <text:p text:style-name="P54">OSTC has an ambient sensor</text:p>
          </table:table-cell>
        </table:table-row>
        <table:table-row>
          <table:table-cell table:style-name="Tabelle6.A2" office:value-type="string">
            <text:p text:style-name="P56">Bit 2</text:p>
          </table:table-cell>
          <table:table-cell table:style-name="Tabelle6.B2" office:value-type="string">
            <text:p text:style-name="P54">OSTC has analog inputs and S8 digital</text:p>
          </table:table-cell>
        </table:table-row>
        <table:table-row>
          <table:table-cell table:style-name="Tabelle6.A2" office:value-type="string">
            <text:p text:style-name="P56">Bit 3</text:p>
          </table:table-cell>
          <table:table-cell table:style-name="Tabelle6.B2" office:value-type="string">
            <text:p text:style-name="P54">OSTC has an digital optical input</text:p>
          </table:table-cell>
        </table:table-row>
        <table:table-row>
          <table:table-cell table:style-name="Tabelle6.A2" office:value-type="string">
            <text:p text:style-name="P56">Bit 4</text:p>
          </table:table-cell>
          <table:table-cell table:style-name="Tabelle6.B2" office:value-type="string">
            <text:p text:style-name="P54">OSTC has a BLE module</text:p>
          </table:table-cell>
        </table:table-row>
        <table:table-row>
          <table:table-cell table:style-name="Tabelle6.A2" office:value-type="string">
            <text:p text:style-name="P56">Bit 5</text:p>
          </table:table-cell>
          <table:table-cell table:style-name="Tabelle6.B2" office:value-type="string">
            <text:p text:style-name="P54">Unused (=0)</text:p>
          </table:table-cell>
        </table:table-row>
        <table:table-row>
          <table:table-cell table:style-name="Tabelle6.A2" office:value-type="string">
            <text:p text:style-name="P56">Bit 6</text:p>
          </table:table-cell>
          <table:table-cell table:style-name="Tabelle6.B2" office:value-type="string">
            <text:p text:style-name="P54">Unused (=0)</text:p>
          </table:table-cell>
        </table:table-row>
        <table:table-row>
          <table:table-cell table:style-name="Tabelle6.A2" office:value-type="string">
            <text:p text:style-name="P56">Bit 7</text:p>
          </table:table-cell>
          <table:table-cell table:style-name="Tabelle6.B2" office:value-type="string">
            <text:p text:style-name="P54">Unused (=0)</text:p>
          </table:table-cell>
        </table:table-row>
      </table:table>
      <text:p text:style-name="P37"><text:soft-page-break/>Resulting hardware byte:</text:p>
      <table:table table:name="Tabelle7" table:style-name="Tabelle7">
        <table:table-column table:style-name="Tabelle7.A"/>
        <table:table-column table:style-name="Tabelle7.B"/>
        <table:table-row>
          <table:table-cell table:style-name="Tabelle7.A1" office:value-type="string">
            <text:p text:style-name="P60">OSTC Model</text:p>
          </table:table-cell>
          <table:table-cell table:style-name="Tabelle7.B1" office:value-type="string">
            <text:p text:style-name="P60">Resulting hardware bytes (HEX)</text:p>
          </table:table-cell>
        </table:table-row>
        <table:table-row>
          <table:table-cell table:style-name="Tabelle7.A2" office:value-type="string">
            <text:p text:style-name="P56">OSTC 3</text:p>
          </table:table-cell>
          <table:table-cell table:style-name="Tabelle7.B2" office:value-type="string">
            <text:p text:style-name="P56">0x0A</text:p>
          </table:table-cell>
        </table:table-row>
        <table:table-row>
          <table:table-cell table:style-name="Tabelle7.A2" office:value-type="string">
            <text:p text:style-name="P56">OSTC 3+</text:p>
          </table:table-cell>
          <table:table-cell table:style-name="Tabelle7.B2" office:value-type="string">
            <text:p text:style-name="P56">0x1A</text:p>
          </table:table-cell>
        </table:table-row>
        <table:table-row>
          <table:table-cell table:style-name="Tabelle7.A2" office:value-type="string">
            <text:p text:style-name="P56">OSTC cR</text:p>
          </table:table-cell>
          <table:table-cell table:style-name="Tabelle7.B2" office:value-type="string">
            <text:p text:style-name="P56">0x05</text:p>
          </table:table-cell>
        </table:table-row>
        <table:table-row>
          <table:table-cell table:style-name="Tabelle7.A2" office:value-type="string">
            <text:p text:style-name="P56">OSTC Sport</text:p>
          </table:table-cell>
          <table:table-cell table:style-name="Tabelle7.B2" office:value-type="string">
            <text:p text:style-name="P56">0x12</text:p>
          </table:table-cell>
        </table:table-row>
        <table:table-row>
          <table:table-cell table:style-name="Tabelle7.A2" office:value-type="string">
            <text:p text:style-name="P56">OSTC 2</text:p>
          </table:table-cell>
          <table:table-cell table:style-name="Tabelle7.B2" office:value-type="string">
            <text:p text:style-name="P56">0x11</text:p>
          </table:table-cell>
        </table:table-row>
      </table:table>
      <text:p text:style-name="P14">Note: OSTC with old firmware (without the 0x6A command) will respond a 0x4D only.</text:p>
      <text:p text:style-name="P6"/>
      <text:p text:style-name="P45">command 0x6E („n“): Display up to 16 characters in the COM mode</text:p>
      <text:p text:style-name="P46">Output OSTC: 0x6E (command echo)</text:p>
      <text:p text:style-name="P46">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14"/>
      <text:p text:style-name="P45">command 0x6D („m“): Download all 256 “Compact headers” <text:span text:style-name="T21">from the OSTC</text:span></text:p>
      <text:p text:style-name="P46">Output OSTC: 0x6D (command echo)</text:p>
      <text:p text:style-name="P46"/>
      <text:p text:style-name="P40"><text:span text:style-name="Police_20_par_20_défaut"><text:span text:style-name="T2">The complete list of “Compact headers” will be send, no matter how many dives are stored.</text:span></text:span></text:p>
      <text:p text:style-name="P40"><text:span text:style-name="Police_20_par_20_défaut"><text:span text:style-name="T14">The Compact header contains basic informations about the dive. </text:span></text:span><text:span text:style-name="Police_20_par_20_défaut"><text:span text:style-name="T38">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2"/>
      <text:p text:style-name="P12">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2"/>
      <text:p text:style-name="P33">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0">Byte Number</text:p>
            </table:table-cell>
            <table:table-cell table:style-name="Tabelle9.A1" office:value-type="string">
              <text:p text:style-name="P60">Length</text:p>
            </table:table-cell>
            <table:table-cell table:style-name="Tabelle9.C1" office:value-type="string">
              <text:p text:style-name="P60">Description</text:p>
            </table:table-cell>
            <table:table-cell table:style-name="Tabelle9.A1" office:value-type="string">
              <text:p text:style-name="P60">Data</text:p>
            </table:table-cell>
            <table:table-cell table:style-name="Tabelle9.E1" office:value-type="string">
              <text:p text:style-name="P60">Comment</text:p>
            </table:table-cell>
          </table:table-row>
        </table:table-header-rows>
        <table:table-row>
          <table:table-cell table:style-name="Tabelle9.A2" office:value-type="float" office:value="0">
            <text:p text:style-name="P55">0</text:p>
          </table:table-cell>
          <table:table-cell table:style-name="Tabelle9.A2" office:value-type="float" office:value="3">
            <text:p text:style-name="P55">3</text:p>
          </table:table-cell>
          <table:table-cell table:style-name="Tabelle9.C2" office:value-type="string">
            <text:p text:style-name="P41">Length of profile data for this dive</text:p>
          </table:table-cell>
          <table:table-cell table:style-name="Tabelle9.C2" office:value-type="string">
            <text:p text:style-name="P54">24bit Length</text:p>
          </table:table-cell>
          <table:table-cell table:style-name="Tabelle9.E2" office:value-type="string">
            <text:p text:style-name="P54">Useful for parsing profile</text:p>
          </table:table-cell>
        </table:table-row>
        <table:table-row>
          <table:table-cell table:style-name="Tabelle9.A2" office:value-type="float" office:value="3">
            <text:p text:style-name="P55">3</text:p>
          </table:table-cell>
          <table:table-cell table:style-name="Tabelle9.A2" office:value-type="float" office:value="3">
            <text:p text:style-name="P55">3</text:p>
          </table:table-cell>
          <table:table-cell table:style-name="Tabelle9.C2" office:value-type="string">
            <text:p text:style-name="P41">Date of Dive (YYMMDD)</text:p>
          </table:table-cell>
          <table:table-cell table:style-name="Tabelle9.C2" office:value-type="string">
            <text:p text:style-name="P54">3Byte Date</text:p>
          </table:table-cell>
          <table:table-cell table:style-name="Tabelle9.E2" office:value-type="string">
            <text:p text:style-name="P54">Year is 20xx</text:p>
          </table:table-cell>
        </table:table-row>
        <table:table-row>
          <table:table-cell table:style-name="Tabelle9.A2" office:value-type="float" office:value="6">
            <text:p text:style-name="P55">6</text:p>
          </table:table-cell>
          <table:table-cell table:style-name="Tabelle9.A2" office:value-type="float" office:value="2">
            <text:p text:style-name="P55">2</text:p>
          </table:table-cell>
          <table:table-cell table:style-name="Tabelle9.C2" office:value-type="string">
            <text:p text:style-name="P41">Time at end of Dive (HHMM)</text:p>
          </table:table-cell>
          <table:table-cell table:style-name="Tabelle9.C2" office:value-type="string">
            <text:p text:style-name="P54">2Byte Time</text:p>
          </table:table-cell>
          <table:table-cell table:style-name="Tabelle9.E2" office:value-type="string">
            <text:p text:style-name="P54"/>
          </table:table-cell>
        </table:table-row>
        <table:table-row>
          <table:table-cell table:style-name="Tabelle9.A2" office:value-type="float" office:value="8">
            <text:p text:style-name="P55">8</text:p>
          </table:table-cell>
          <table:table-cell table:style-name="Tabelle9.A2" office:value-type="float" office:value="2">
            <text:p text:style-name="P55">2</text:p>
          </table:table-cell>
          <table:table-cell table:style-name="Tabelle9.C2" office:value-type="string">
            <text:p text:style-name="P41">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9.C2" office:value-type="string">
            <text:p text:style-name="P54">16bit Depth</text:p>
          </table:table-cell>
          <table:table-cell table:style-name="Tabelle9.E2" office:value-type="string">
            <text:p text:style-name="P54">See Note 1</text:p>
          </table:table-cell>
        </table:table-row>
        <table:table-row>
          <table:table-cell table:style-name="Tabelle9.A2" office:value-type="float" office:value="10">
            <text:p text:style-name="P55">10</text:p>
          </table:table-cell>
          <table:table-cell table:style-name="Tabelle9.A2" office:value-type="float" office:value="3">
            <text:p text:style-name="P55">3</text:p>
          </table:table-cell>
          <table:table-cell table:style-name="Tabelle9.C2" office:value-type="string">
            <text:p text:style-name="P41">Divetime (MMMMSS)</text:p>
          </table:table-cell>
          <table:table-cell table:style-name="Tabelle9.C2" office:value-type="string">
            <text:p text:style-name="P54">24bit Divetime</text:p>
          </table:table-cell>
          <table:table-cell table:style-name="Tabelle9.E2" office:value-type="string">
            <text:p text:style-name="P54">2Bytes Min, 1Byte Sec.</text:p>
          </table:table-cell>
        </table:table-row>
        <table:table-row>
          <table:table-cell table:style-name="Tabelle9.A2" office:value-type="float" office:value="13">
            <text:p text:style-name="P55">13</text:p>
          </table:table-cell>
          <table:table-cell table:style-name="Tabelle9.A2" office:value-type="float" office:value="2">
            <text:p text:style-name="P55">2</text:p>
          </table:table-cell>
          <table:table-cell table:style-name="Tabelle9.C2" office:value-type="string">
            <text:p text:style-name="P41">Total dive number</text:p>
          </table:table-cell>
          <table:table-cell table:style-name="Tabelle9.C2" office:value-type="string">
            <text:p text:style-name="P54">16bit Number</text:p>
          </table:table-cell>
          <table:table-cell table:style-name="Tabelle9.E2" office:value-type="string">
            <text:p text:style-name="P54">See Note 2</text:p>
          </table:table-cell>
        </table:table-row>
        <table:table-row>
          <table:table-cell table:style-name="Tabelle9.A2" office:value-type="float" office:value="15">
            <text:p text:style-name="P55">15</text:p>
          </table:table-cell>
          <table:table-cell table:style-name="Tabelle9.A2" office:value-type="float" office:value="1">
            <text:p text:style-name="P55">1</text:p>
          </table:table-cell>
          <table:table-cell table:style-name="Tabelle9.C2" office:value-type="string">
            <text:p text:style-name="P41">Spare (Unused)</text:p>
          </table:table-cell>
          <table:table-cell table:style-name="Tabelle9.C2" office:value-type="string">
            <text:p text:style-name="P54">1Byte Spare</text:p>
          </table:table-cell>
          <table:table-cell table:style-name="Tabelle9.E2" office:value-type="string">
            <text:p text:style-name="P54">0xFF if not used</text:p>
          </table:table-cell>
        </table:table-row>
      </table:table>
      <text:p text:style-name="P39">Note 1: Depth in meters = Depth in mbar*<text:span text:style-name="T26">g</text:span><text:span text:style-name="T25">0</text:span>/1000 (<text:span text:style-name="T26">g</text:span><text:span text:style-name="T25">0</text:span>=9,80665m/s<text:span text:style-name="T24">2</text:span>)</text:p>
      <text:p text:style-name="P38"><text:span text:style-name="T27">Note 2: </text:span><text:span text:style-name="Police_20_par_20_défaut">This number is increased by one with every dive made and the number stored here is the number of total dives at the time this dive was made. It's not related to the TOC entry.</text:span></text:p>
      <text:p text:style-name="P38"><text:soft-page-break/><text:span text:style-name="Police_20_par_20_défaut"/></text:p>
      <text:p text:style-name="P14">Note: OSTC sends a 0x4D after transferring all compact headers successfully.</text:p>
      <text:p text:style-name="P35"/>
      <text:p text:style-name="P45">command 0xFF: Exit COM mode</text:p>
      <text:p text:style-name="P46">Output OSTC: 0xFF (command echo)</text:p>
      <text:p text:style-name="P46">The OSTC displays “Exited” for two seconds and powers-down the COM chip.</text:p>
      <text:p text:style-name="P62"/>
      <text:p text:style-name="P74">Command 0x77 and 0x72: Read/Write Settings:</text:p>
      <text:p text:style-name="P62"/>
      <text:p text:style-name="P8">1. Byte (Read/Write)</text:p>
      <text:p text:style-name="P11">Write: 0x77 („w“) </text:p>
      <text:p text:style-name="P17"><text:s/>+2...5 Bytes Data </text:p>
      <text:p text:style-name="P15">OSTC will send 0x4D when all bytes have been recieved</text:p>
      <text:p text:style-name="P11">Read: 0x72 („r“)</text:p>
      <text:p text:style-name="P8"><text:s/>+1 Byte Data </text:p>
      <text:p text:style-name="P15">OSTC will send 1...4 Bytes information + 0x4D</text:p>
      <text:p text:style-name="P29">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9">2. Byte</text:p>
          </table:table-cell>
          <table:table-cell table:style-name="Tabelle5.A1" office:value-type="string">
            <text:p text:style-name="P59">3. Byte</text:p>
          </table:table-cell>
          <table:table-cell table:style-name="Tabelle5.A1" office:value-type="string">
            <text:p text:style-name="P59">4. Byte</text:p>
          </table:table-cell>
          <table:table-cell table:style-name="Tabelle5.A1" office:value-type="string">
            <text:p text:style-name="P59">5. Byte</text:p>
          </table:table-cell>
          <table:table-cell table:style-name="Tabelle5.E1" office:value-type="string">
            <text:p text:style-name="P59">6. Byte</text:p>
          </table:table-cell>
        </table:table-row>
        <table:table-row>
          <table:table-cell table:style-name="Tabelle5.A2" office:value-type="string">
            <text:p text:style-name="P57">Gas1: 0x10</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2: 0x11</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3: 0x12</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4: 0x13</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5: 0x14</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Dil1: 0x15</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2: 0x16</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3: 0x17</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4: 0x18</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5: 0x19</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SP1: 0x1A</text:p>
          </table:table-cell>
          <table:table-cell table:style-name="Tabelle5.A2" office:value-type="string">
            <text:p text:style-name="P42">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2: 0x1B</text:p>
          </table:table-cell>
          <table:table-cell table:style-name="Tabelle5.A2" office:value-type="string">
            <text:p text:style-name="P42">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3: 0x1C</text:p>
          </table:table-cell>
          <table:table-cell table:style-name="Tabelle5.A2" office:value-type="string">
            <text:p text:style-name="P42">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4: 0x1D</text:p>
          </table:table-cell>
          <table:table-cell table:style-name="Tabelle5.A2" office:value-type="string">
            <text:p text:style-name="P42">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5: 0x1E</text:p>
          </table:table-cell>
          <table:table-cell table:style-name="Tabelle5.A2" office:value-type="string">
            <text:p text:style-name="P42">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CR mode: 0x1F</text:p>
          </table:table-cell>
          <table:table-cell table:style-name="Tabelle5.A2" office:value-type="string">
            <text:p text:style-name="P9"><text:span text:style-name="Police_20_par_20_défaut"><text:span text:style-name="T29">0=Fixed SP, 1=Sensor</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ax: 0x22</text:p>
          </table:table-cell>
          <table:table-cell table:style-name="Tabelle5.A2" office:value-type="string">
            <text:p text:style-name="P58">ppO2 max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in: 0x23</text:p>
          </table:table-cell>
          <table:table-cell table:style-name="Tabelle5.A2" office:value-type="string">
            <text:p text:style-name="P58">ppO2 min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uture TTS: 0x24</text:p>
          </table:table-cell>
          <table:table-cell table:style-name="Tabelle5.A2" office:value-type="string">
            <text:p text:style-name="P58">FTTS [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low: 0x25</text:p>
          </table:table-cell>
          <table:table-cell table:style-name="Tabelle5.A2" office:value-type="string">
            <text:p text:style-name="P58">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high: 0x26</text:p>
          </table:table-cell>
          <table:table-cell table:style-name="Tabelle5.A2" office:value-type="string">
            <text:p text:style-name="P58">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low: 0x27</text:p>
          </table:table-cell>
          <table:table-cell table:style-name="Tabelle5.A2" office:value-type="string">
            <text:p text:style-name="P58">a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high: 0x28</text:p>
          </table:table-cell>
          <table:table-cell table:style-name="Tabelle5.A2" office:value-type="string">
            <text:p text:style-name="P58">a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turation: 0x2A</text:p>
          </table:table-cell>
          <table:table-cell table:style-name="Tabelle5.A2" office:value-type="string">
            <text:p text:style-name="P58">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saturation: 0x2B</text:p>
          </table:table-cell>
          <table:table-cell table:style-name="Tabelle5.A2" office:value-type="string">
            <text:p text:style-name="P58">De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ast deco: 0x2C</text:p>
          </table:table-cell>
          <table:table-cell table:style-name="Tabelle5.A2" office:value-type="string">
            <text:p text:style-name="P58">Last Stop [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ext:soft-page-break/>
        <table:table-row>
          <table:table-cell table:style-name="Tabelle5.A2" office:value-type="string">
            <text:p text:style-name="P57">Brightness: 0x2D</text:p>
          </table:table-cell>
          <table:table-cell table:style-name="Tabelle5.A2" office:value-type="string">
            <text:p text:style-name="P9"><text:span text:style-name="Police_20_par_20_défaut"><text:span text:style-name="T29">0=Eco, 1=Medium, </text:span></text:span><text:span text:style-name="Police_20_par_20_défaut"><text:span text:style-name="T29">2=Full</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mpling rate: 0x2F</text:p>
          </table:table-cell>
          <table:table-cell table:style-name="Tabelle5.A2" office:value-type="string">
            <text:p text:style-name="P58"><text:s/>0=2s, 1=10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linity: 0x30</text:p>
          </table:table-cell>
          <table:table-cell table:style-name="Tabelle5.A2" office:value-type="string">
            <text:p text:style-name="P58">0-4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anguage: 0x32</text:p>
          </table:table-cell>
          <table:table-cell table:style-name="Tabelle5.A2" office:value-type="string">
            <text:p text:style-name="P58">0=EN, 1=DE, 2=FR, 3=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ate format: 0x33</text:p>
          </table:table-cell>
          <table:table-cell table:style-name="Tabelle5.A2" office:value-type="string">
            <text:p text:style-name="P58">0=MMDDYY, 1=DDMMYY, 2=YYMMD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ompass gain: 0x34</text:p>
          </table:table-cell>
          <table:table-cell table:style-name="Tabelle5.A2" office:value-type="string">
            <text:p text:style-name="P58">(Note 3)</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ressure sensor offset: 0x35</text:p>
          </table:table-cell>
          <table:table-cell table:style-name="Tabelle5.A2" office:value-type="string">
            <text:p text:style-name="P58">In mbar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how a safety stop: 0x36</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 calibration gas: 0x37</text:p>
          </table:table-cell>
          <table:table-cell table:style-name="Tabelle5.A2" office:value-type="string">
            <text:p text:style-name="P58">%O2</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point fallback: 0x38</text:p>
          </table:table-cell>
          <table:table-cell table:style-name="Tabelle5.A2" office:value-type="string">
            <text:p text:style-name="P58">0=No fallback, 1=Fallback</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lip screen: 0x39</text:p>
          </table:table-cell>
          <table:table-cell table:style-name="Tabelle5.A2" office:value-type="string">
            <text:p text:style-name="P58">0=normal, 1=180° flipp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eft button sensitivity: 0x3A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Right button sensitivity: 0x3B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ottom Gas consumption: 0x3C</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mpression Gas consumption: 0x3D</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MOD Warning: 0x3E</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ynamic ascend rate: 0x3F</text:p>
          </table:table-cell>
          <table:table-cell table:style-name="Tabelle5.A2" office:value-type="string">
            <text:p text:style-name="P58">0= Fixed to 10m/min, 1=variable spe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raphical speed indicator: 0x40</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lways show ppO2: 0x41</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
          </table:table-cell>
          <table:table-cell table:style-name="Tabelle5.A2" office:value-type="string">
            <text:p text:style-name="P58"/>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
      <text:p text:style-name="P48"><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9">Note 4: </text:span></text:span><text:span text:style-name="Police_20_par_20_défaut"><text:span text:style-name="T31">signed int8 (two's complement), values between +/-20 are valid</text:span></text:span></text:p>
      <text:p text:style-name="P10"><text:span text:style-name="Police_20_par_20_défaut"><text:span text:style-name="T31">Note 5: Only for devices with piezo-electric buttons, lower values mean higher sensitivity</text:span></text:span></text:p>
      <text:p text:style-name="P10"><text:span text:style-name="Police_20_par_20_défaut"><text:span text:style-name="T29"/></text:span></text:p>
      <text:p text:style-name="P14"><text:span text:style-name="Police_20_par_20_défaut"><text:span text:style-name="T37">Note: OSTC sends a 0x4D after read or write of one setting.</text:span></text:span></text:p>
      <text:p text:style-name="P14"><text:span text:style-name="Police_20_par_20_défaut"><text:span text:style-name="T37">Note: Use command </text:span></text:span><text:span text:style-name="Police_20_par_20_défaut"><text:span text:style-name="T26">0x6E („n“): Display up to 16 characters in the COM mode </text:span></text:span><text:span text:style-name="Police_20_par_20_défaut"><text:span text:style-name="T37">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0">Example 1: Set Gas 3 to TX18/40 (First Gas)</text:span></text:span></text:p>
      <text:p text:style-name="P10"><text:span text:style-name="Police_20_par_20_défaut"><text:span text:style-name="T29">Command: 0x77 (Write)</text:span></text:span></text:p>
      <text:p text:style-name="P29"><text:soft-page-break/><text:span text:style-name="Police_20_par_20_défaut"><text:span text:style-name="T29">Output OSTC: 0x77 (command echo)</text:span></text:span></text:p>
      <text:p text:style-name="P7"><text:span text:style-name="Police_20_par_20_défaut"><text:span text:style-name="T32">Command: 0x12, d'17', d'40', 0x01, 0x00 (Gas3, O2=17, He=40, Type=1, Change Depth=0)</text:span></text:span></text:p>
      <text:p text:style-name="P31"><text:span text:style-name="Police_20_par_20_défaut"><text:span text:style-name="T32">Output OSTC: 0x4D (Command done)</text:span></text:span></text:p>
      <text:p text:style-name="P7"><text:span text:style-name="Police_20_par_20_défaut"><text:span text:style-name="T32"/></text:span></text:p>
      <text:p text:style-name="P10"><text:span text:style-name="Police_20_par_20_défaut"><text:span text:style-name="T30">Example 2: Set Gas 5 to TX50/10 (Deco Gas, 21m)</text:span></text:span></text:p>
      <text:p text:style-name="P10"><text:span text:style-name="Police_20_par_20_défaut"><text:span text:style-name="T29">Command: 0x77 (Write)</text:span></text:span></text:p>
      <text:p text:style-name="P29"><text:span text:style-name="Police_20_par_20_défaut"><text:span text:style-name="T32">Output OSTC: 0x77 (command echo)</text:span></text:span></text:p>
      <text:p text:style-name="P7"><text:span text:style-name="Police_20_par_20_défaut"><text:span text:style-name="T32">Command: 0x14, d'50', d'10', 0x03, d'21' (Gas5, O2=50, He=10, Type=3, Change Depth=21)</text:span></text:span></text:p>
      <text:p text:style-name="P31"><text:span text:style-name="Police_20_par_20_défaut"><text:span text:style-name="T32">Output OSTC: 0x4D (Command done)</text:span></text:span></text:p>
      <text:p text:style-name="P7"><text:span text:style-name="Police_20_par_20_défaut"><text:span text:style-name="T34"/></text:span></text:p>
      <text:p text:style-name="P7"><text:span text:style-name="Police_20_par_20_défaut"><text:span text:style-name="T33">Example 3: Set OSTC to CCR Mode with Fixed Setpoints</text:span></text:span></text:p>
      <text:p text:style-name="P10"><text:span text:style-name="Police_20_par_20_défaut"><text:span text:style-name="T11">Command: 0x77 (Write)</text:span></text:span></text:p>
      <text:p text:style-name="P29"><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1"><text:span text:style-name="Police_20_par_20_défaut"><text:span text:style-name="T12">Output OSTC: 0x4D (Command done)</text:span></text:span></text:p>
      <text:p text:style-name="P10"><text:span text:style-name="Police_20_par_20_défaut"><text:span text:style-name="T15">Command: 0x77 (Write)</text:span></text:span></text:p>
      <text:p text:style-name="P29"><text:span text:style-name="Police_20_par_20_défaut"><text:span text:style-name="T16">Output OSTC: 0x77 (command echo)</text:span></text:span></text:p>
      <text:p text:style-name="P7"><text:span text:style-name="Police_20_par_20_défaut"><text:span text:style-name="T16">Command: 0x1F, 0x00 (CCR Mode=0)</text:span></text:span></text:p>
      <text:p text:style-name="P31"><text:span text:style-name="Police_20_par_20_défaut"><text:span text:style-name="T16">Output OSTC: 0x4D (Command done)</text:span></text:span></text:p>
      <text:p text:style-name="P31"><text:span text:style-name="Police_20_par_20_défaut"><text:span text:style-name="T32"/></text:span></text:p>
      <text:p text:style-name="P31"><text:span text:style-name="Police_20_par_20_défaut"><text:span text:style-name="T32">As soon as </text:span></text:span><text:span text:style-name="Police_20_par_20_défaut"><text:span text:style-name="T12">command 1</text:span></text:span><text:span text:style-name="Police_20_par_20_défaut"><text:span text:style-name="T32"> is done (0x4D from OSTC) the </text:span></text:span><text:span text:style-name="Police_20_par_20_défaut"><text:span text:style-name="T16">next command</text:span></text:span><text:span text:style-name="Police_20_par_20_défaut"><text:span text:style-name="T32"> can be started.</text:span></text:span></text:p>
      <text:p text:style-name="P7"><text:span text:style-name="Police_20_par_20_défaut"><text:span text:style-name="T34"/></text:span></text:p>
      <text:p text:style-name="P45">command 0x78 („x“): Reset all settings</text:p>
      <text:p text:style-name="P41">Output OSTC: 0x78 (command echo)</text:p>
      <text:p text:style-name="P41">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08-25T14:21:22.17</dc:date>
    <meta:editing-cycles>110</meta:editing-cycles>
    <meta:editing-duration>P1DT6H29M12S</meta:editing-duration>
    <meta:print-date>2014-05-02T09:38:19.44</meta:print-date>
    <meta:printed-by>mh </meta:printed-by>
    <meta:document-statistic meta:table-count="8" meta:image-count="0" meta:object-count="0" meta:page-count="13" meta:paragraph-count="846" meta:word-count="3653" meta:character-count="20403"/>
    <meta:template xlink:type="simple" xlink:actuate="onRequest" xlink:title="" xlink:href="../../../frog/docu/frog_interface.odt/Normal.dotm"/>
  </office:meta>
</office:document-meta>
</file>